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37/"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34/"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27/" manifest:media-type="application/vnd.oasis.opendocument.formula"/>
  <manifest:file-entry manifest:full-path="content.xml" manifest:media-type="text/xml"/>
  <manifest:file-entry manifest:full-path="Object 25/content.xml" manifest:media-type="text/xml"/>
  <manifest:file-entry manifest:full-path="Object 27/content.xml" manifest:media-type="text/xml"/>
  <manifest:file-entry manifest:full-path="Object 24/content.xml" manifest:media-type="text/xml"/>
  <manifest:file-entry manifest:full-path="Object 26/content.xml" manifest:media-type="text/xml"/>
  <manifest:file-entry manifest:full-path="Object 23/content.xml" manifest:media-type="text/xml"/>
  <manifest:file-entry manifest:full-path="Object 22/content.xml" manifest:media-type="text/xml"/>
  <manifest:file-entry manifest:full-path="Object 21/content.xml" manifest:media-type="text/xml"/>
  <manifest:file-entry manifest:full-path="Object 20/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7/content.xml" manifest:media-type="text/xml"/>
  <manifest:file-entry manifest:full-path="Object 36/content.xml" manifest:media-type="text/xml"/>
  <manifest:file-entry manifest:full-path="Object 35/content.xml" manifest:media-type="text/xml"/>
  <manifest:file-entry manifest:full-path="Object 34/content.xml" manifest:media-type="text/xml"/>
  <manifest:file-entry manifest:full-path="Object 33/content.xml" manifest:media-type="text/xml"/>
  <manifest:file-entry manifest:full-path="Object 32/content.xml" manifest:media-type="text/xml"/>
  <manifest:file-entry manifest:full-path="Object 31/content.xml" manifest:media-type="text/xml"/>
  <manifest:file-entry manifest:full-path="Object 19/content.xml" manifest:media-type="text/xml"/>
  <manifest:file-entry manifest:full-path="Object 17/content.xml" manifest:media-type="text/xml"/>
  <manifest:file-entry manifest:full-path="Object 6/content.xml" manifest:media-type="text/xml"/>
  <manifest:file-entry manifest:full-path="Object 5/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18/content.xml" manifest:media-type="text/xml"/>
  <manifest:file-entry manifest:full-path="Object 7/content.xml" manifest:media-type="text/xml"/>
  <manifest:file-entry manifest:full-path="Object 9/content.xml" manifest:media-type="text/xml"/>
  <manifest:file-entry manifest:full-path="Object 16/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8/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text-properties style:language-asian="de" style:country-asian="DE" style:language-complex="ar" style:country-complex="SA"/>
    </style:style>
    <style:style style:name="P2" style:parent-style-name="Standard" style:family="paragraph">
      <style:paragraph-properties fo:text-align="end"/>
      <style:text-properties style:language-asian="de" style:country-asian="DE" style:language-complex="ar" style:country-complex="SA"/>
    </style:style>
    <style:style style:name="P3" style:parent-style-name="Standard" style:family="paragraph">
      <style:paragraph-properties fo:text-align="end"/>
      <style:text-properties style:language-asian="de" style:country-asian="DE" style:language-complex="ar" style:country-complex="SA"/>
    </style:style>
    <style:style style:name="P4" style:parent-style-name="Standard" style:family="paragraph">
      <style:paragraph-properties fo:text-align="end"/>
      <style:text-properties style:language-asian="de" style:country-asian="DE" style:language-complex="ar" style:country-complex="SA"/>
    </style:style>
    <style:style style:name="P5" style:parent-style-name="Standard" style:family="paragraph">
      <style:paragraph-properties fo:text-align="end"/>
      <style:text-properties style:language-asian="de" style:country-asian="DE" style:language-complex="ar" style:country-complex="SA"/>
    </style:style>
    <style:style style:name="P6" style:parent-style-name="Standard" style:family="paragraph">
      <style:paragraph-properties fo:text-align="end"/>
      <style:text-properties style:language-asian="de" style:country-asian="DE" style:language-complex="ar" style:country-complex="SA"/>
    </style:style>
    <style:style style:name="P7" style:parent-style-name="Standard" style:family="paragraph">
      <style:paragraph-properties fo:text-align="end"/>
      <style:text-properties style:language-asian="de" style:country-asian="DE" style:language-complex="ar" style:country-complex="SA"/>
    </style:style>
    <style:style style:name="P8" style:parent-style-name="Standard" style:family="paragraph">
      <style:paragraph-properties fo:text-align="end"/>
      <style:text-properties style:language-asian="de" style:country-asian="DE" style:language-complex="ar" style:country-complex="SA"/>
    </style:style>
    <style:style style:name="P9" style:parent-style-name="Standard" style:family="paragraph">
      <style:paragraph-properties fo:text-align="end"/>
      <style:text-properties style:language-asian="de" style:country-asian="DE" style:language-complex="ar" style:country-complex="SA"/>
    </style:style>
    <style:style style:name="P10" style:parent-style-name="Standard" style:family="paragraph">
      <style:paragraph-properties fo:text-align="end"/>
      <style:text-properties style:language-asian="de" style:country-asian="DE" style:language-complex="ar" style:country-complex="SA"/>
    </style:style>
    <style:style style:name="P11" style:parent-style-name="Standard" style:family="paragraph">
      <style:paragraph-properties fo:text-align="end"/>
      <style:text-properties style:language-asian="de" style:country-asian="DE" style:language-complex="ar" style:country-complex="SA"/>
    </style:style>
    <style:style style:name="P12" style:parent-style-name="Standard" style:family="paragraph">
      <style:paragraph-properties fo:text-align="end"/>
      <style:text-properties style:language-asian="de" style:country-asian="DE" style:language-complex="ar" style:country-complex="SA"/>
    </style:style>
    <style:style style:name="P13" style:parent-style-name="Standard" style:family="paragraph">
      <style:paragraph-properties fo:text-align="end"/>
      <style:text-properties style:language-asian="de" style:country-asian="DE" style:language-complex="ar" style:country-complex="SA"/>
    </style:style>
    <style:style style:name="P14" style:parent-style-name="Standard" style:family="paragraph">
      <style:paragraph-properties fo:text-align="end"/>
    </style:style>
    <style:style style:name="P15" style:parent-style-name="Standard" style:family="paragraph">
      <style:paragraph-properties fo:text-align="center"/>
      <style:text-properties fo:font-weight="bold" style:font-weight-asian="bold" style:font-weight-complex="bold" fo:font-size="22pt" style:font-size-asian="22pt" style:font-size-complex="22pt"/>
    </style:style>
    <style:style style:name="P16" style:parent-style-name="Standard" style:family="paragraph">
      <style:paragraph-properties fo:text-align="center"/>
      <style:text-properties fo:font-weight="bold" style:font-weight-asian="bold" style:font-weight-complex="bold" fo:font-style="italic" style:font-style-asian="italic" style:font-style-complex="italic" fo:font-size="22pt" style:font-size-asian="22pt" style:font-size-complex="22pt"/>
    </style:style>
    <style:style style:name="P17" style:parent-style-name="Standard" style:family="paragraph">
      <style:paragraph-properties fo:text-align="center"/>
      <style:text-properties fo:font-weight="bold" style:font-weight-asian="bold" style:font-weight-complex="bold" fo:font-size="22pt" style:font-size-asian="22pt" style:font-size-complex="22pt"/>
    </style:style>
    <style:style style:name="P18" style:parent-style-name="Standard" style:family="paragraph">
      <style:paragraph-properties fo:text-align="center"/>
    </style:style>
    <style:style style:name="P19" style:parent-style-name="Standard" style:family="paragraph">
      <style:paragraph-properties fo:text-align="center"/>
      <style:text-properties fo:font-size="14pt" style:font-size-asian="14pt" style:font-size-complex="14pt"/>
    </style:style>
    <style:style style:name="P20" style:parent-style-name="Standard" style:family="paragraph">
      <style:paragraph-properties fo:text-align="center"/>
      <style:text-properties fo:font-weight="bold" style:font-weight-asian="bold" style:font-weight-complex="bold" fo:font-size="22pt" style:font-size-asian="22pt" style:font-size-complex="22pt"/>
    </style:style>
    <style:style style:name="P21" style:parent-style-name="Standard" style:family="paragraph">
      <style:paragraph-properties fo:text-align="center"/>
      <style:text-properties fo:font-weight="bold" style:font-weight-asian="bold" style:font-weight-complex="bold" fo:font-size="22pt" style:font-size-asian="22pt" style:font-size-complex="22pt"/>
    </style:style>
    <style:style style:name="P22" style:parent-style-name="Standard" style:family="paragraph">
      <style:paragraph-properties>
        <style:tab-stops>
          <style:tab-stop style:type="left" style:position="0.4895in"/>
          <style:tab-stop style:type="left" style:position="1.9479in"/>
        </style:tab-stops>
      </style:paragraph-properties>
    </style:style>
    <style:style style:name="P23" style:parent-style-name="Standard" style:family="paragraph">
      <style:paragraph-properties>
        <style:tab-stops>
          <style:tab-stop style:type="left" style:position="0.4895in"/>
          <style:tab-stop style:type="left" style:position="1.9479in"/>
        </style:tab-stops>
      </style:paragraph-properties>
    </style:style>
    <style:style style:name="P24" style:parent-style-name="Standard" style:family="paragraph">
      <style:paragraph-properties>
        <style:tab-stops>
          <style:tab-stop style:type="left" style:position="0.4895in"/>
          <style:tab-stop style:type="left" style:position="1.9479in"/>
        </style:tab-stops>
      </style:paragraph-properties>
    </style:style>
    <style:style style:name="P25" style:parent-style-name="Standard" style:family="paragraph">
      <style:paragraph-properties>
        <style:tab-stops>
          <style:tab-stop style:type="left" style:position="0.4895in"/>
          <style:tab-stop style:type="left" style:position="1.9479in"/>
        </style:tab-stops>
      </style:paragraph-properties>
    </style:style>
    <style:style style:name="P26" style:parent-style-name="Standard" style:family="paragraph">
      <style:paragraph-properties>
        <style:tab-stops>
          <style:tab-stop style:type="left" style:position="0.4895in"/>
          <style:tab-stop style:type="left" style:position="1.9479in"/>
        </style:tab-stops>
      </style:paragraph-properties>
    </style:style>
    <style:style style:name="P27" style:parent-style-name="Standard" style:family="paragraph">
      <style:paragraph-properties>
        <style:tab-stops>
          <style:tab-stop style:type="left" style:position="0.4895in"/>
          <style:tab-stop style:type="left" style:position="1.9479in"/>
        </style:tab-stops>
      </style:paragraph-properties>
    </style:style>
    <style:style style:name="P28" style:parent-style-name="Standard" style:family="paragraph">
      <style:paragraph-properties fo:text-align="justify"/>
    </style:style>
    <style:style style:name="P29" style:parent-style-name="Überschrift1" style:family="paragraph">
      <style:paragraph-properties fo:break-before="page"/>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Heading" style:family="paragraph">
      <style:paragraph-properties fo:break-before="page"/>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start"/>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start"/>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start"/>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Heading" style:family="paragraph">
      <style:paragraph-properties fo:break-before="page"/>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T72" style:parent-style-name="Absatz-Standardschriftart" style:family="text">
      <style:text-properties style:text-position="sub 66.6%" fo:font-size="10.5pt" style:font-size-asian="10.5pt"/>
    </style:style>
    <style:style style:name="T73" style:parent-style-name="Absatz-Standardschriftart" style:family="text">
      <style:text-properties style:text-position="sub 66.6%" fo:font-size="10.5pt" style:font-size-asian="10.5pt"/>
    </style:style>
    <style:style style:name="T74" style:parent-style-name="Absatz-Standardschriftart" style:family="text">
      <style:text-properties style:text-position="sub 66.6%" fo:font-size="10.5pt" style:font-size-asian="10.5pt"/>
    </style:style>
    <style:style style:name="P75" style:parent-style-name="Standard" style:family="paragraph">
      <style:paragraph-properties fo:text-align="justify"/>
    </style:style>
    <style:style style:name="P76" style:parent-style-name="Standard" style:family="paragraph">
      <style:paragraph-properties fo:text-align="start"/>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start"/>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start"/>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start"/>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Heading" style:family="paragraph">
      <style:paragraph-properties fo:break-before="page"/>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text-properties fo:font-style="italic" style:font-style-asian="italic" style:font-style-complex="italic"/>
    </style:style>
    <style:style style:name="P115" style:parent-style-name="Standard" style:family="paragraph">
      <style:paragraph-properties fo:text-align="justify"/>
      <style:text-properties fo:font-style="italic" style:font-style-asian="italic" style:font-style-complex="italic"/>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start"/>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start"/>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start"/>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start"/>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Überschrift1" style:family="paragraph">
      <style:paragraph-properties fo:break-before="page"/>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start"/>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start"/>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Heading" style:family="paragraph">
      <style:paragraph-properties fo:break-before="page"/>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Heading" style:family="paragraph">
      <style:paragraph-properties fo:break-before="page"/>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text-properties fo:font-weight="bold" style:font-weight-asian="bold" style:font-weight-complex="bold"/>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text-properties fo:font-weight="bold" style:font-weight-asian="bold" style:font-weight-complex="bold"/>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text-properties fo:font-weight="bold" style:font-weight-asian="bold" style:font-weight-complex="bold"/>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Überschrift1" style:family="paragraph">
      <style:paragraph-properties fo:break-before="page"/>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Heading"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Heading"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Heading"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T230" style:parent-style-name="Absatz-Standardschriftart" style:family="text">
      <style:text-properties fo:font-style="italic" style:font-style-asian="italic" style:font-style-complex="italic"/>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Standard"/>
      <text:p text:style-name="P15"/>
      <text:p text:style-name="P16">DOKUMENTATION</text:p>
      <text:p text:style-name="P17"/>
      <text:p text:style-name="P18">Computergrafik II</text:p>
      <text:p text:style-name="P19"/>
      <text:p text:style-name="P20">Simple Implementation des</text:p>
      <text:p text:style-name="P21">Raytracing-Verfahrens</text:p>
      <text:p text:style-name="Standard"/>
      <text:p text:style-name="Standard"/>
      <text:p text:style-name="Standard"/>
      <text:p text:style-name="Standard"/>
      <text:p text:style-name="Standard"/>
      <text:p text:style-name="Standard">von</text:p>
      <text:p text:style-name="P22"><text:tab/>Simon Bekemeier<text:tab/>(Matr.<text:s/>xxxxxx)</text:p>
      <text:p text:style-name="P23"><text:tab/>Kevin<text:s/>xxxxxx<text:tab/>(Matr.<text:s/>xxxxxx)</text:p>
      <text:p text:style-name="P24"/>
      <text:p text:style-name="P25"/>
      <text:p text:style-name="P26">Prüfer:</text:p>
      <text:p text:style-name="P27"><text:tab/>Prof. Dr.<text:s/>xxxxxx.<text:s/>xxxxxx<text:s/>xxxxxx</text:p>
      <text:p text:style-name="Standard"/>
      <text:p text:style-name="Standard"/>
      <text:p text:style-name="Standard"/>
      <text:p text:style-name="Standard"/>
      <text:p text:style-name="Standard"/>
      <text:p text:style-name="P28">Das folgende Dokument beschreibt die im Rahmen der Vorlesung Computergrafik II im Sommersemester 2014 als Hausarbeit entwickelte Implementation des Raytracing-Verfahrens.</text:p>
      <text:h text:style-name="P29" text:outline-level="1"><text:toc-mark text:string-value="Hintergrund / Anreiz" text:outline-level="1"/>Hintergrund / Anreiz</text:h>
      <text:p text:style-name="P30"/>
      <text:p text:style-name="P31">Im Zuge der<text:s/>Vorlesung Computergrafik II, gelesen von Prof. Dr.<text:s/>xxxxxx.<text:s/>xxxxxx<text:s/>xxxxxx<text:s/>im Sommersemester 2014, wurde die computergestützte Bilderzeugung mit Hilfe der freien Grafik-API OpenGL behandelt. Dieses erzeugt Bilder hauptsächlich durch mathematische Transformationen der, das 3D-Modell beschreibenden, Vektoren, sowie unter Zuhilfenahme eines Tiefenpuffers und eines lokalen Beleuchtungsmodells. Zu den Eigenschaften eines lokalen Beleuchtungsmodells gehört, dass dieses nur das beleuchtete Objekt selbst sowie die Lichtquellen des Modells berücksichtigt. Da die übrigen Objekte des Modells nicht einbezogen werden, fallen Phänomene wie zum Beispiel indirekte Beleuchtung oder verdeckte Lichtquellen weg, was zu unrealistisch wirkenden Ergebnissen führen kann.</text:p>
      <text:p text:style-name="P32">Ein alternatives Verfahren zur Bilderzeugung, welches dieses Problem durch ein globales Beleuchtungsmodell verhindert, ist Raytracing. Dabei wird, angelehnt an physikalisch optische Grundlagen, der Lichtweg für alle zu erzeugenden Bildpunkte zurückverfolgt. Ein großer Vorteil dieser Methode ist die Darstellung transparenter und reflektierender Objekte, welche realitätsnah berechnet werden können. Als Nachteil gilt vor allem der vergleichsweise große Rechenaufwand, da für jede Kombination aus Bildpunkt, Objekt und Lichtquelle ein oder mehrere Schnittpunkt/e berechnet werden müssen.</text:p>
      <text:p text:style-name="P33">Im Rahmen dieser Hausarbeit werden eine rudimentäre Implementation des Raytracing-Verfahrens mit verschiedenen Funktionen entwickelt sowie anhand dieser die mathematischen Hintergründe dargestellt.</text:p>
      <text:p text:style-name="P34"/>
      <text:h text:style-name="Überschrift1" text:outline-level="1"><text:toc-mark text:string-value="Raytracing-Algorithmus" text:outline-level="1"/>Raytracing-Algorithmus</text:h>
      <text:p text:style-name="P35"/>
      <text:p text:style-name="P36">Im Folgenden sollen die mathematischen Grundlagen des Raytracing-Verfahrens beschrieben werden.</text:p>
      <text:p text:style-name="P37"/>
      <text:p text:style-name="P38">Die Basis des Raytracings lässt sich grob in die drei Schritte</text:p>
      <text:p text:style-name="P39">1. Berechnung eines einzelnen "Sichtstrahls",</text:p>
      <text:p text:style-name="P40">2. Berechnung eventuell vorhandener Schnittpunkte von Sichtstrahl und Dreiecken und</text:p>
      <text:p text:style-name="P41">3. Berechnung der resultierenden Farbe</text:p>
      <text:p text:style-name="P42">unterteilen. Diese beruhen auf vergleichsweise simplen, mathematischen Grundlagen der Geometrie und linearen Algebra.</text:p>
      <text:p text:style-name="P43"/>
      <text:p text:style-name="Heading"/>
      <text:soft-page-break/>
      <text:p text:style-name="P44">1. Berechnung eines einzelnen "Sichtstrahls"</text:p>
      <text:p text:style-name="P45"/>
      <text:p text:style-name="P46">Zur Erzeugung eines Bildes aus einem vorgegebenem Modell, muss die Farbe eines jeden Bildpunktes / Pixels bestimmt werden. Dies ist die Farbe des räumlichen Objektpunktes den ein gedachter Strahl,<text:s/>vom Beobachter durch das jeweilige zu bestimmende Pixel, zuerst trifft. Somit ergibt sich die Vorbedingung des Wissens um eben diesen Strahl. Mathematisch wird ein Strahl bzw. eine Halbgerade beginnend im Punkt C durch den Punkt D beschrieben durch die Gleichung</text:p>
      <text:p text:style-name="P47"/>
      <text:p text:style-name="P48"><draw:frame draw:style-name="a0" text:anchor-type="as-char" svg:x="0in" svg:y="0in" svg:width="1.85417in" svg:height="0.19792in" style:rel-width="scale" style:rel-height="scale"><draw:object xlink:href="Object 1/" xlink:type="simple" xlink:show="embed" xlink:actuate="onLoad"/></draw:frame>.</text:p>
      <text:p text:style-name="P49"/>
      <text:p text:style-name="P50">In unserem Fall entspricht dem Ausgangspunkt C der Halbgeraden der Kamerapunkt B. Dem Punkt D entspricht der Punkt des zu bestimmenden Pixels im Sichtfenster, nennen wir diesen E. Damit ergibt sich</text:p>
      <text:p text:style-name="P51"/>
      <text:p text:style-name="P52"><draw:frame draw:style-name="a1" text:anchor-type="as-char" svg:x="0in" svg:y="0in" svg:width="1.85417in" svg:height="0.19792in" style:rel-width="scale" style:rel-height="scale"><draw:object xlink:href="Object 2/" xlink:type="simple" xlink:show="embed" xlink:actuate="onLoad"/></draw:frame>.</text:p>
      <text:p text:style-name="P53"/>
      <text:p text:style-name="P54">Zur Bestimmung von E ziehen wir nun die<text:s/>bekannten Daten über Kamera und Sichtfenster heran. Über das Sichtfenster sind dessen Breite w in Längeneinheiten des Modells und das Seitenverhältnis r = nx / ny, sowie die Maße nx und ny in Pixel bekannt. Des weiteren sind der die "Hoch-Richtung" der Kamera beschreibende Vektor U und der Vektor S von Kamerapunkt B zum Mittelpunkt des Sichtfensters bekannt. Mittels dieser Bekannten lassen sich die Verschiebungsvektoren dx und dy, für die Verschiebung pro Pixel in die jeweilige Bildrichtung, berechnen.</text:p>
      <text:p text:style-name="P55"/>
      <text:p text:style-name="P56"><draw:frame draw:style-name="a2" text:anchor-type="as-char" svg:x="0in" svg:y="0in" svg:width="1.07292in" svg:height="2.44792in" style:rel-width="scale" style:rel-height="scale"><draw:object xlink:href="Object 3/" xlink:type="simple" xlink:show="embed" xlink:actuate="onLoad"/></draw:frame></text:p>
      <text:p text:style-name="P57"/>
      <text:p text:style-name="P58">Mit diesen lässt sich nun der Punkt E bestimmen durch</text:p>
      <text:p text:style-name="P59"/>
      <text:p text:style-name="P60"><draw:frame draw:style-name="a3" text:anchor-type="as-char" svg:x="0in" svg:y="0in" svg:width="3.83333in" svg:height="0.34375in" style:rel-width="scale" style:rel-height="scale"><draw:object xlink:href="Object 4/" xlink:type="simple" xlink:show="embed" xlink:actuate="onLoad"/></draw:frame></text:p>
      <text:p text:style-name="P61"/>
      <text:p text:style-name="P62">und weiterhin die Gleichung</text:p>
      <text:p text:style-name="P63"/>
      <text:p text:style-name="P64"><draw:frame draw:style-name="a4" text:anchor-type="as-char" svg:x="0in" svg:y="0in" svg:width="4.15625in" svg:height="0.34375in" style:rel-width="scale" style:rel-height="scale"><draw:object xlink:href="Object 5/" xlink:type="simple" xlink:show="embed" xlink:actuate="onLoad"/></draw:frame></text:p>
      <text:p text:style-name="P65"/>
      <text:p text:style-name="P66">der Halbgeraden bzw. des "Sichtstrahls".</text:p>
      <text:p text:style-name="P67"/>
      <text:soft-page-break/>
      <text:p text:style-name="P68">2. Berechnung von Schnittpunkten</text:p>
      <text:p text:style-name="P69"/>
      <text:p text:style-name="P70">Um feststellen zu können welches Objekt bzw. genauer welchen Objektpunkt die soeben berechnete Halbgerade beginnend vom Kamerapunkt aus zuerst trifft, müssen Schnittpunkte zwischen der Halbgerade und allen im Modell vorhandenen Dreiecken berechnet werden.</text:p>
      <text:p text:style-name="P71">Sei ein Dreieck beschrieben durch die drei Eckpunkte P<text:span text:style-name="T72">0</text:span>, P<text:span text:style-name="T73">1</text:span><text:s/>und P<text:span text:style-name="T74">2</text:span>, so befindet sich der<text:s/>Punkt X in diesem Dreieck, wenn gilt:</text:p>
      <text:p text:style-name="P75"/>
      <text:p text:style-name="P76"><draw:frame draw:style-name="a5" text:anchor-type="as-char" svg:x="0in" svg:y="0in" svg:width="3.375in" svg:height="0.19792in" style:rel-width="scale" style:rel-height="scale"><draw:object xlink:href="Object 6/" xlink:type="simple" xlink:show="embed" xlink:actuate="onLoad"/></draw:frame></text:p>
      <text:p text:style-name="P77"/>
      <text:p text:style-name="P78">Durch Nutzung der Bedingung lässt sich diese Gleichung weiter vereinfachen.</text:p>
      <text:p text:style-name="P79"/>
      <text:p text:style-name="P80"><draw:frame draw:style-name="a6" text:anchor-type="as-char" svg:x="0in" svg:y="0in" svg:width="3.61458in" svg:height="0.77083in" style:rel-width="scale" style:rel-height="scale"><draw:object xlink:href="Object 7/" xlink:type="simple" xlink:show="embed" xlink:actuate="onLoad"/></draw:frame></text:p>
      <text:p text:style-name="P81"/>
      <text:p text:style-name="P82">Ein Schnittpunkt zwischen dem Dreieck P0,P1,P2 und der Halbgeraden ergibt sich somit durch das Gleichungssystem</text:p>
      <text:p text:style-name="P83"/>
      <text:p text:style-name="P84"><draw:frame draw:style-name="a7" text:anchor-type="as-char" svg:x="0in" svg:y="0in" svg:width="6.32292in" svg:height="0.34375in" style:rel-width="scale" style:rel-height="scale"><draw:object xlink:href="Object 8/" xlink:type="simple" xlink:show="embed" xlink:actuate="onLoad"/></draw:frame>.</text:p>
      <text:p text:style-name="P85"/>
      <text:p text:style-name="P86">Zur Lösung des<text:s/>Gleichungssystems mittels der eingesetzten Bibliothek für lineare Algebra "Eigen" überführen wir dieses in ein Gleichungssystem der Form</text:p>
      <text:p text:style-name="P87"/>
      <text:p text:style-name="P88"><draw:frame draw:style-name="a8" text:anchor-type="as-char" svg:x="0in" svg:y="0in" svg:width="0.63542in" svg:height="0.19792in" style:rel-width="scale" style:rel-height="scale"><draw:object xlink:href="Object 9/" xlink:type="simple" xlink:show="embed" xlink:actuate="onLoad"/></draw:frame></text:p>
      <text:p text:style-name="P89"/>
      <text:p text:style-name="P90">mit</text:p>
      <text:p text:style-name="P91"/>
      <text:p text:style-name="P92"><draw:frame draw:style-name="a9" text:anchor-type="as-char" svg:x="0in" svg:y="0in" svg:width="0.61458in" svg:height="0.57292in" style:rel-width="scale" style:rel-height="scale"><draw:object xlink:href="Object 10/" xlink:type="simple" xlink:show="embed" xlink:actuate="onLoad"/></draw:frame>:</text:p>
      <text:p text:style-name="P93"/>
      <text:p text:style-name="P94"><draw:frame draw:style-name="a10" text:anchor-type="as-char" svg:x="0in" svg:y="0in" svg:width="5.57292in" svg:height="0.63542in" style:rel-width="scale" style:rel-height="scale"><draw:object xlink:href="Object 11/" xlink:type="simple" xlink:show="embed" xlink:actuate="onLoad"/></draw:frame></text:p>
      <text:p text:style-name="P95"/>
      <text:p text:style-name="P96">Wobei<text:s/><draw:frame draw:style-name="a11" text:anchor-type="as-char" svg:x="0in" svg:y="0in" svg:width="0.125in" svg:height="0.19792in" style:rel-width="scale" style:rel-height="scale"><draw:object xlink:href="Object 12/" xlink:type="simple" xlink:show="embed" xlink:actuate="onLoad"/></draw:frame>die Einheitsvektoren in<text:s/><draw:frame draw:style-name="a12" text:anchor-type="as-char" svg:x="0in" svg:y="0in" svg:width="0.0625in" svg:height="0.19792in" style:rel-width="scale" style:rel-height="scale"><draw:object xlink:href="Object 13/" xlink:type="simple" xlink:show="embed" xlink:actuate="onLoad"/></draw:frame>-Richtung sind.</text:p>
      <text:p text:style-name="P97"/>
      <text:p text:style-name="P98">Der Schnittpunkt berechnet sich anschließend zu</text:p>
      <text:p text:style-name="P99"/>
      <text:p text:style-name="P100"><draw:frame draw:style-name="a13" text:anchor-type="as-char" svg:x="0in" svg:y="0in" svg:width="4.10417in" svg:height="0.34375in" style:rel-width="scale" style:rel-height="scale"><draw:object xlink:href="Object 14/" xlink:type="simple" xlink:show="embed" xlink:actuate="onLoad"/></draw:frame>.</text:p>
      <text:p text:style-name="P101"/>
      <text:p text:style-name="Heading"/>
      <text:soft-page-break/>
      <text:p text:style-name="P102">3.<text:s/>Berechnung der resultierenden Farbe</text:p>
      <text:p text:style-name="P103"/>
      <text:p text:style-name="P104">Die abschließende Bestimmung der Farbe des Pixels erfolgt nun durch die Bestimmung des Schnittpunktes mit minimalem Abstand zum Kamerapunkt. Als Zusatzbedingung gilt, dass der Schnittpunkt nicht zwischen Kamerapunkt<text:s/>und Sichtfenster liegen darf. Dies ist der Fall, wenn gilt<draw:frame draw:style-name="a14" text:anchor-type="as-char" svg:x="0in" svg:y="0in" svg:width="0.36458in" svg:height="0.19792in" style:rel-width="scale" style:rel-height="scale"><draw:object xlink:href="Object 15/" xlink:type="simple" xlink:show="embed" xlink:actuate="onLoad"/></draw:frame>. Die Farbe des nächsten geschnittenen Dreiecks ist die resultierende Farbe bzw. fließt in diese mit ein.</text:p>
      <text:p text:style-name="P105">Die tatsächliche Berechnung der resultierenden Farbe hängt nun von der gewünschten Realitätsnähe bzw. der Komplexität des Algorithmus ab. In der vorliegenden Implementation sind hierfür bisher zwei Möglichkeiten vorgesehen:</text:p>
      <text:p text:style-name="P106">1. Die Farbe des Pixels entspricht der Farbe des Dreiecks.</text:p>
      <text:p text:style-name="P107">Dies ist die simpelste und schnellste Methode.</text:p>
      <text:p text:style-name="P108">2. Die Farbe des Pixels wird abhängig von der Beleuchtung des Schnittpunkts berechnet.</text:p>
      <text:p text:style-name="P109">Diese Methode erfordert mehr Zeit, da weitere Berechnungen vorgenommen werden. Siehe "Diffuse Reflexion und Schatten".</text:p>
      <text:p text:style-name="P110"/>
      <text:p text:style-name="P111">Neben den genannten Methoden wurde eine weitere Komponente des Raytracings implementiert welche die totale Verspiegelung einer Oberfläche simuliert und sich somit ebenfalls auf die Berechnung der Farbe auswirkt. Auf diese wird im folgenden Kapitel eingegangen.</text:p>
      <text:p text:style-name="P112"/>
      <text:h text:style-name="Überschrift1" text:outline-level="1"><text:toc-mark text:string-value="Totalreflexion" text:outline-level="1"/>Totalreflexion</text:h>
      <text:p text:style-name="P113"/>
      <text:p text:style-name="P114">Hinweis: Unter Totalreflexion wird hier die vollkommene Reflexion eines Lichtstrahls, außerhalb eines Objektes, ohne hinzu kommende Lichtanteile durch Transparenzeigenschaften, verstanden.</text:p>
      <text:p text:style-name="P115"/>
      <text:p text:style-name="P116">Die Möglichkeit Totalreflexion zu berechnen erfordert nur geringfügige Anpassungen der Implementierung, da dies nichts weiter bedeutet als die "Spiegelung" des "Sichtstrahls" an der reflektierenden Oberfläche. Der bereits implementierte Raytracing-Algorithmus muss also nicht weiter modifiziert werden, als eine Berechnung des reflektierten "Sichtstrahls" einzufügen, die Bedingung der Mindestdistanz des Schnittpunkts zu vernachlässigen und die beteiligten Farben miteinander zu verrechnen.</text:p>
      <text:p text:style-name="P117">Nehmen wir an die auf die spiegelnde Oberfläche treffende Halbgerade ist beschrieben durch die Gleichung</text:p>
      <text:p text:style-name="P118"><draw:frame draw:style-name="a15" text:anchor-type="as-char" svg:x="0in" svg:y="0in" svg:width="1.39583in" svg:height="0.19792in" style:rel-width="scale" style:rel-height="scale"><draw:object xlink:href="Object 16/" xlink:type="simple" xlink:show="embed" xlink:actuate="onLoad"/></draw:frame></text:p>
      <text:p text:style-name="P119">und der Schnittpunkt I von Halbgerade und Oberfläche ist bekannt.</text:p>
      <text:p text:style-name="P120">Weiterhin beschreibe die Gleichung</text:p>
      <text:p text:style-name="P121"><draw:frame draw:style-name="a16" text:anchor-type="as-char" svg:x="0in" svg:y="0in" svg:width="1.58333in" svg:height="0.19792in" style:rel-width="scale" style:rel-height="scale"><draw:object xlink:href="Object 17/" xlink:type="simple" xlink:show="embed" xlink:actuate="onLoad"/></draw:frame></text:p>
      <text:p text:style-name="P122">die reflektierte Halbgerade.</text:p>
      <text:p text:style-name="P123">Dann ergibt sich der Ausgangspunkt G der Reflektierten durch</text:p>
      <text:p text:style-name="P124"><draw:frame draw:style-name="a17" text:anchor-type="as-char" svg:x="0in" svg:y="0in" svg:width="0.39583in" svg:height="0.19792in" style:rel-width="scale" style:rel-height="scale"><draw:object xlink:href="Object 18/" xlink:type="simple" xlink:show="embed" xlink:actuate="onLoad"/></draw:frame></text:p>
      <text:p text:style-name="P125">sowie der Richtungsanteil H durch</text:p>
      <text:p text:style-name="P126"><draw:frame draw:style-name="a18" text:anchor-type="as-char" svg:x="0in" svg:y="0in" svg:width="1.59375in" svg:height="0.20833in" style:rel-width="scale" style:rel-height="scale"><draw:object xlink:href="Object 19/" xlink:type="simple" xlink:show="embed" xlink:actuate="onLoad"/></draw:frame>.</text:p>
      <text:p text:style-name="P127">Wobei N die<text:s/>Normale des reflektierenden Dreiecks ist.</text:p>
      <text:p text:style-name="P128">Die resultierende Farbe<draw:frame draw:style-name="a19" text:anchor-type="as-char" svg:x="0in" svg:y="0in" svg:width="0.28125in" svg:height="0.21875in" style:rel-width="scale" style:rel-height="scale"><draw:object xlink:href="Object 20/" xlink:type="simple" xlink:show="embed" xlink:actuate="onLoad"/></draw:frame><text:s/>berechnet sich nun aus der Farbe<text:s/><draw:frame draw:style-name="a20" text:anchor-type="as-char" svg:x="0in" svg:y="0in" svg:width="0.125in" svg:height="0.19792in" style:rel-width="scale" style:rel-height="scale"><draw:object xlink:href="Object 21/" xlink:type="simple" xlink:show="embed" xlink:actuate="onLoad"/></draw:frame>des Schnittpunkts auf dem reflektierendem Dreieck, einem Faktor<text:s/><draw:frame draw:style-name="a21" text:anchor-type="as-char" svg:x="0in" svg:y="0in" svg:width="0.08333in" svg:height="0.19792in" style:rel-width="scale" style:rel-height="scale"><draw:object xlink:href="Object 22/" xlink:type="simple" xlink:show="embed" xlink:actuate="onLoad"/></draw:frame>, sowie der durch das erneute Raytracing mit der reflektierten Halbgerade berechneten Farbe<text:s/><draw:frame draw:style-name="a22" text:anchor-type="as-char" svg:x="0in" svg:y="0in" svg:width="0.48958in" svg:height="0.19792in" style:rel-width="scale" style:rel-height="scale"><draw:object xlink:href="Object 23/" xlink:type="simple" xlink:show="embed" xlink:actuate="onLoad"/></draw:frame>:</text:p>
      <text:p text:style-name="P129"><draw:frame draw:style-name="a23" text:anchor-type="as-char" svg:x="0in" svg:y="0in" svg:width="2.15625in" svg:height="0.21875in" style:rel-width="scale" style:rel-height="scale"><draw:object xlink:href="Object 24/" xlink:type="simple" xlink:show="embed" xlink:actuate="onLoad"/></draw:frame></text:p>
      <text:p text:style-name="P130">Der Faktor r bestimmt dabei die "Reflektivität" der Oberfläche.</text:p>
      <text:p text:style-name="P131"/>
      <text:h text:style-name="Überschrift1" text:outline-level="1"><text:toc-mark text:string-value="Beleuchtung" text:outline-level="1"/>Beleuchtung</text:h>
      <text:p text:style-name="P132"/>
      <text:p text:style-name="P133">Die diffuse Reflexion welche in der .xml Modelldatei unter &lt;lighting&gt; (de-)aktiviert wird, berechnet sich unabhängig vom Ort des Betrachters. Es spielen die Oberflächennormale der beleuchteten Fläche, die Orte der Lichtquellen und die Farben der beleuchteten Fläche und der Lichtquellen eine Rolle. Es wird angenommen, dass die beleuchtete Fläche Licht in alle möglichen Richtungen gleichmäßig reflektiert. Dabei bestimmt der Einfallswinkel des eingehenden Lichtes die Intensität des reflektierten Lichtes. Für die Umsetzung wurde die Intensität des einfallenden Lichtes mit dem Kosinus des Winkels zwischen Oberflächennormale und einfallendem Lichtstrahl multipliziert um die Intensität des reflektierten Lichtes zu berechnen. Die Farbabhängigkeit<text:s/>des reflektierten Lichtes wurde durch die Multiplikation jedes Farbkanal-Wertes des Eingangslichtes mit dem entsprechenden Farbkanal-Wert der beleuchteten Oberfläche multipliziert um den Farbkanal-Wert des reflektierten Lichtes zu bilden. Das setzt voraus, dass alle Farbwerte auf Eins normiert sind.</text:p>
      <text:p text:style-name="P134">Um Schattenwurf darzustellen muss berechnet werden, ob zwischen dem Reflexionspunkt und der Lichtquelle ein Objekt liegt. Dazu wird zunächst eine Gerade vom Reflexionspunkt zur Lichtquelle gezogen. Diese Gerade wird durch folgende Funktion beschrieben:<text:s/><draw:frame draw:style-name="a24" text:anchor-type="as-char" svg:x="0in" svg:y="0in" svg:width="1.0625in" svg:height="0.19792in" style:rel-width="scale" style:rel-height="scale"><draw:object xlink:href="Object 25/" xlink:type="simple" xlink:show="embed" xlink:actuate="onLoad"/></draw:frame>. Wobei P der Vektor zu einem beliebigen Punkt auf der Geraden,<text:s/><draw:frame draw:style-name="a25" text:anchor-type="as-char" svg:x="0in" svg:y="0in" svg:width="0.15625in" svg:height="0.19792in" style:rel-width="scale" style:rel-height="scale"><draw:object xlink:href="Object 26/" xlink:type="simple" xlink:show="embed" xlink:actuate="onLoad"/></draw:frame>ein Vektor auf den Ursprung der Geraden und<text:s/><draw:frame draw:style-name="a26" text:anchor-type="as-char" svg:x="0in" svg:y="0in" svg:width="0.15625in" svg:height="0.19792in" style:rel-width="scale" style:rel-height="scale"><draw:object xlink:href="Object 27/" xlink:type="simple" xlink:show="embed" xlink:actuate="onLoad"/></draw:frame>der Richtungsvektor der Geraden ist. Hier entspricht<text:s/><draw:frame draw:style-name="a27" text:anchor-type="as-char" svg:x="0in" svg:y="0in" svg:width="0.15625in" svg:height="0.19792in" style:rel-width="scale" style:rel-height="scale"><draw:object xlink:href="Object 28/" xlink:type="simple" xlink:show="embed" xlink:actuate="onLoad"/></draw:frame>dem Vektor zum Reflexionspunkt und<text:s/><draw:frame draw:style-name="a28" text:anchor-type="as-char" svg:x="0in" svg:y="0in" svg:width="0.15625in" svg:height="0.19792in" style:rel-width="scale" style:rel-height="scale"><draw:object xlink:href="Object 29/" xlink:type="simple" xlink:show="embed" xlink:actuate="onLoad"/></draw:frame>dem Vektor von Reflexionspunkt zur Lichtquelle. Die Ebene in der sich das möglicherweise verdeckende Objekt befindet wird durch die Normalengleichung beschrieben:<text:s/><draw:frame draw:style-name="a29" text:anchor-type="as-char" svg:x="0in" svg:y="0in" svg:width="1.14583in" svg:height="0.19792in" style:rel-width="scale" style:rel-height="scale"><draw:object xlink:href="Object 30/" xlink:type="simple" xlink:show="embed" xlink:actuate="onLoad"/></draw:frame>Wobei A der Stützvektor der Ebene ist und hier dem Vektor auf die erste Koordinate des Objekts entspricht. n<text:s/>ist der Normalenvektor der Ebene und hier auch des Objekts. Jetzt wird die Geradengleichung in die Ebenengleichung eingesetzt und nach t aufgelöst um den Schnittpunkt der beiden Gleichungen zu bestimmen:<text:s/><draw:frame draw:style-name="a30" text:anchor-type="as-char" svg:x="0in" svg:y="0in" svg:width="1.92708in" svg:height="0.19792in" style:rel-width="scale" style:rel-height="scale"><draw:object xlink:href="Object 31/" xlink:type="simple" xlink:show="embed" xlink:actuate="onLoad"/></draw:frame>. Jetzt kann t berechnet werden und mithilfe der Geradengleichung der Punkt gefunden werden, bei welchem der Lichtstrahl die Ebene des möglicherweise verdeckenden Objekts passiert. Jetzt muss nur noch bestimmt werden, ob dieser Punkt auch innerhalb des Objekts liegt. Bei dem jetzigen Stand des Programms können nur Dreiecke erzeugt werden und es wird hier auch nur auf die Problemlösung mit Dreiecken eingegangen. Jetzt wird der erhaltene Schnittpunkt mit möglichst vielen Punkten auf dem Dreieck verglichen und entschieden ob dieser innerhalb oder außerhalb des<text:s/>Dreiecks liegt. Um das Dreieck zu beschreiben wird folgende Funktion verwendet:<text:s/><draw:frame draw:style-name="a31" text:anchor-type="as-char" svg:x="0in" svg:y="0in" svg:width="1.76042in" svg:height="0.19792in" style:rel-width="scale" style:rel-height="scale"><draw:object xlink:href="Object 32/" xlink:type="simple" xlink:show="embed" xlink:actuate="onLoad"/></draw:frame>. Wobei P der Vektor auf einen beliebigen Punkt, AB der Vektor von der ersten Ecke zur zweiten Ecke und AC der Vektor von der ersten Ecke zur dritten Ecke des Dreiecks ist. x und y sind variabel und dürfen nur Werte von Null bis Eins annehmen. Außerdem gilt:<text:s/><draw:frame draw:style-name="a32" text:anchor-type="as-char" svg:x="0in" svg:y="0in" svg:width="0.69792in" svg:height="0.19792in" style:rel-width="scale" style:rel-height="scale"><draw:object xlink:href="Object 33/" xlink:type="simple" xlink:show="embed" xlink:actuate="onLoad"/></draw:frame>. In der Praktischen Umsetzung wird das Dreieck in gleichmäßigen Schritten mithilfe dieser Funktionen abgetastet. Bei jedem abgetasteten Punkt wird die Distanz zum vorher berechneten Schnittpunkt mit der Ebene berechnet. Falls die Distanz kleiner als die Schrittlänge multipliziert mit dem Kehrwert aus der Wurzel von Zwei ist, gilt der Schnittpunkt als innerhalb des Dreiecks. Diese ist die maximal mögliche Distanz bei der dieser Schnittpunkt noch innerhalb des Dreiecks liegen kann.</text:p>
      <text:p text:style-name="P135"/>
      <text:h text:style-name="Überschrift1" text:outline-level="1"><text:toc-mark text:string-value=" " text:outline-level="1"/></text:h>
      <text:h text:style-name="P136" text:outline-level="1"><text:toc-mark text:string-value="Ausblick" text:outline-level="1"/>Ausblick</text:h>
      <text:p text:style-name="P137"/>
      <text:p text:style-name="P138">Im folgenden Kapitel wird, in Hinsicht auf bestehende Mängel sowie Herausforderungen, den Optimierungsbedarf und mögliche weitere Funktionen, ein Ausblick auf Erweiterungs- und Anpassungsmöglichkeiten der Implementierung gegeben.</text:p>
      <text:p text:style-name="P139"/>
      <text:p text:style-name="Heading">Zeitbedarf</text:p>
      <text:p text:style-name="P140"/>
      <text:p text:style-name="P141">Der Zeitbedarf bzw. Rechenaufwand zur Erzeugung eines Bildes im Raytracing-Verfahren ist unter anderem abhängig von der Anzahl an Dreiecken sowie Lichtquellen im Modell. Dabei können diese je nach Komplexität des gewählten Verfahrens - z.B. Art der Berechnung von Beleuchtung und Reflexion - unterschiedlich starke Auswirkungen auf den Rechenaufwand haben. Ohne weitere Betrachtung der Implementierung, von welcher der Rechenaufwand natürlich ebenfalls abhängig ist, lässt sich durch logische Schlussfolgerung bereits grob die Abhängigkeit von Rechenaufwand zu den eben genannten Parametern abschätzen.</text:p>
      <text:p text:style-name="P142">Betrachtet man die Beschreibung des Raytracing-Verfahrens im Kapitel "Raytracing-Algorithmus", so lässt sich einfach eine Abhängigkeit des<text:s/>Rechenaufwands vom Ausmaß des zu erzeugenden Bilds ausmachen:</text:p>
      <text:p text:style-name="P143">"... muss die Farbe eines jeden Bildpunktes / Pixels bestimmt werden."</text:p>
      <text:p text:style-name="P144"/>
      <text:p text:style-name="P145"><draw:frame draw:style-name="a33" text:anchor-type="as-char" svg:x="0in" svg:y="0in" svg:width="0.94792in" svg:height="0.19792in" style:rel-width="scale" style:rel-height="scale"><draw:object xlink:href="Object 34/" xlink:type="simple" xlink:show="embed" xlink:actuate="onLoad"/></draw:frame></text:p>
      <text:p text:style-name="P146"/>
      <text:p text:style-name="P147">Weiterhin ist der Einfluss der Anzahl an Dreiecken Nd zu erkennen:</text:p>
      <text:p text:style-name="P148">"... müssen Schnittpunkte zwischen der Halbgerade<text:s/>und allen im Modell vorhandenen Dreiecken berechnet werden."</text:p>
      <text:p text:style-name="P149"/>
      <text:p text:style-name="P150"><draw:frame draw:style-name="a34" text:anchor-type="as-char" svg:x="0in" svg:y="0in" svg:width="1.29167in" svg:height="0.19792in" style:rel-width="scale" style:rel-height="scale"><draw:object xlink:href="Object 35/" xlink:type="simple" xlink:show="embed" xlink:actuate="onLoad"/></draw:frame></text:p>
      <text:p text:style-name="P151"/>
      <text:p text:style-name="P152">Wird außerdem die Beleuchtung der Schnittpunkte berechnet, fließen hierdurch erneut die Anzahl der Dreiecke Nd sowie die Anzahl an Lichtquellen Nl in den Aufwand mit ein. Da für jede Lichtquelle die "Beschattung" durch andere Dreiecke berechnet werden muss, gilt</text:p>
      <text:p text:style-name="P153"/>
      <text:p text:style-name="P154"><draw:frame draw:style-name="a35" text:anchor-type="as-char" svg:x="0in" svg:y="0in" svg:width="1.47917in" svg:height="0.19792in" style:rel-width="scale" style:rel-height="scale"><draw:object xlink:href="Object 36/" xlink:type="simple" xlink:show="embed" xlink:actuate="onLoad"/></draw:frame>.</text:p>
      <text:p text:style-name="P155"/>
      <text:p text:style-name="P156">Einen wesentlichen Teil kann die Berechnung von Totalreflexionen zum Rechenaufwand des Verfahrens beitragen, denn Reflexionen können je nach Modell auch beliebig oft rekursiv<text:s/>auftreten. Nimmt man der Einfachheit halber an die Anzahl an Totalreflexionen pro Strahl durch ein Pixel wäre bekannt und bezeichnet diese mit Nr, ergibt sich stark vereinfacht</text:p>
      <text:p text:style-name="P157"/>
      <text:p text:style-name="P158"><draw:frame draw:style-name="a36" text:anchor-type="as-char" svg:x="0in" svg:y="0in" svg:width="1.78125in" svg:height="0.19792in" style:rel-width="scale" style:rel-height="scale"><draw:object xlink:href="Object 37/" xlink:type="simple" xlink:show="embed" xlink:actuate="onLoad"/></draw:frame>.</text:p>
      <text:p text:style-name="P159"/>
      <text:p text:style-name="P160">Tatsächlich lässt sich der Einfluss der Totalreflexion nicht derart einfach mit dem Aufwand in Abhängigkeit stellen, da nicht zwangsläufig jeder Strahl auf eine reflektierende Oberfläche trifft. Es bleibt jedoch festzuhalten, dass mit der Totalreflexion die Möglichkeit besteht eine nahezu unendliche Komplexität zu erreichen und<text:s/>damit auch einen nicht mehr zu bewältigenden Rechenaufwand.</text:p>
      <text:p text:style-name="Heading"/>
      <text:soft-page-break/>
      <text:p text:style-name="P161">Optimierung</text:p>
      <text:p text:style-name="P162"/>
      <text:p text:style-name="P163">Wie im vorherigen Abschnitt beschrieben wurde, benötigen bereits einfache Modelle vergleichsweise viel Rechenleistung oder Rechenzeit zur vollständigen Erzeugung eines Bilds. Daher<text:s/>besteht viel Bedarf zur Optimierung von Raytracing-Verfahren allgemein und zur Optimierung der vorliegenden Implementierung speziell.</text:p>
      <text:p text:style-name="P164"/>
      <text:p text:style-name="Heading">Farbberechnung ohne Notwendigkeit</text:p>
      <text:p text:style-name="P165"/>
      <text:p text:style-name="P166">In der aktuellen Implementierung besteht ein Punkt zur Optimierung darin, dass die Farbe - inklusive Beleuchtung und Totalreflexion - eines Schnittpunkts zwischen "Sichtstrahl" und Objekt, unabhängig von der Notwendigkeit dazu, stets berechnet wird. Dies ist dann der Fall, wenn ein einzelner Strahl mehrere Objekte schneidet. In diesem Fall<text:s/>wäre es nur notwendig die Farbe im Schnittpunkt mit dem nächstem dieser Objekte zu berechnen, die dafür genutzte Methode führt jedoch die Berechnung des Schnittpunkts sowie auch die Berechnung der resultierenden Farbe aus. Die Auswahl des Schnittpunkts mit der geringsten Entfernung zur Kamera erfolgt jedoch erst in der aufrufenden Methode und somit bereits nach der Berechnung der Farbe.</text:p>
      <text:p text:style-name="P167">Durch den Aufbau der Methoden ergeben sich zwei Möglichkeiten der Optimierung. Zum einen kann die Berechnung von Schnittpunkt und Farbe in zwei separate Methoden verteilt werden, ohne zu große Anpassungen am Rest des Programms zu erfordern. Zum anderen kann mit minimalem Aufwand eine bereits vorhandene Möglichkeit die Mindestdistanz zwischen Ausgangspunkt des Strahls und Schnittpunkt festzulegen genutzt werden.</text:p>
      <text:p text:style-name="P168"/>
      <text:p text:style-name="Heading">Teilung des Modells</text:p>
      <text:p text:style-name="P169"/>
      <text:p text:style-name="P170">Ein genereller Ansatz zur Optimierung des Raytracing-Verfahrens bedient sich des Wissens darum, dass eine Gerade bzw. Halbgerade stets gerade verläuft und somit der Raum den diese durchquert begrenzt ist. Sollen zum Beispiel die Schnittpunkte einer Halbgeraden die durch ein Pixel am linken Rand des Sichtfensters verläuft berechnet werden, so können dies keine sein welche auf Dreiecken liegen die, aus der Perspektive der Kamera gesehen, ausschließlich in der rechten Hälfte des Sichtfensters liegen. Verfolgt man nun diesen Zusammenhang und teilt die Menge an Dreiecken in jene welche ausschließlich in der linken Hälfte des Sichtfenster liegen und jene welche ausschließlich in der Rechten liegen, kann<text:s/>man die Menge an Dreiecken mit denen ein Schnittpunkt berechnet werden muss auf diejenige beschränken durch deren Hälfte auch die Halbgerade verläuft. Berücksichtigt werden müssen natürlich zusätzlich die Dreiecke welche in beiden Hälften des Sichtfensters liegen. Diese Aufteilung kann prinzipiell beliebig oft fortgeführt werden, solange noch Dreiecke existieren die in kleinere Teilungen hineinpassen.</text:p>
      <text:p text:style-name="P171">Da die Aufteilung der Dreiecke in bestimmte Gruppen nur einmal zu Beginn berechnet werden muss, bedeutet<text:s/>diese nur einen einmaligen Rechenaufwand und vermeidet gleichzeitig für jedes Pixel eine Vielzahl an Schnittpunktberechnungen.</text:p>
      <text:p text:style-name="P172"/>
      <text:p text:style-name="Heading"/>
      <text:soft-page-break/>
      <text:p text:style-name="P173">Parallelisierung</text:p>
      <text:p text:style-name="P174"/>
      <text:p text:style-name="P175">Der soeben beschriebene Ansatz zur Aufteilung des Modells bietet gleichzeitig einen konkreten Anhaltspunkt für eine weitere Möglichkeit der Beschleunigung des Raytracings, die Parallelisierung. Stehen mehrere Rechenkerne zur Verfügung kann die Bilderzeugung beispielsweise anhand der zuletzt beschriebenen Teilung des Modells auf mehrere Kerne aufgeteilt werden. Dadurch wird die benötigte Rechenzeit nahezu auf einen entsprechenden Bruchteil reduziert.</text:p>
      <text:p text:style-name="P176">Da Raytracing auch in anderen Bereichen stets ähnliche bis identische Berechnungen durchführt die voneinander vollkommen unabhängig sind, bietet das Verfahren neben<text:s/>dem eben aufgeführten weitere Anhaltspunkte für die Ausnutzung paralleler Rechenkapazitäten. Beispielsweise können die Berechnungen von Schnittpunkten beliebiger Kombinationen aus Halbgerade und Dreiecken des Modells auf verschiedene Kerne verteilt werden,<text:s/>da sich keine der Berechnungen auf eine der anderen auswirkt.</text:p>
      <text:p text:style-name="P177">Eine Einschränkung der Parallelisierung besteht allerdings im Zeitaufwand der Kommunikation zwischen den Kernen, welche mindestens zur Verteilung der Berechnungen und Daten, sowie zur Zusammenführung der Ergebnisse notwendig ist. Hierbei gilt es das Maß an Parallelität zu finde bei dem möglichst viel Rechenaufwand verteilt wird, aber gleichzeitig möglichst wenig Kommunikation die Zeitersparnis wieder ausgleicht.</text:p>
      <text:p text:style-name="P178"/>
      <text:p text:style-name="Heading">Weitere Funktionen</text:p>
      <text:p text:style-name="P179"/>
      <text:p text:style-name="P180">Die im<text:s/>Rahmen dieser Hausarbeit implementierten Funktionen zum Raytracing stellen im Blick auf das gesamte Feld des Raytracings nur einen Bruchteil der Möglichkeiten dar. Ebenso gilt dies für die aufgeführten Möglichkeiten der Optimierung und Verbesserung - hier<text:s/>beispielsweise durch Parallelisierung. Hier sollen abschließend noch drei der vielen weiteren Möglichkeiten zur Erweiterung und Beschleunigung des Raytracings kurz angerissen werden.</text:p>
      <text:p text:style-name="P181"/>
      <text:p text:style-name="P182">Oberflächentexturen</text:p>
      <text:p text:style-name="P183">Die Dreiecke des Modells sind nicht länger einfarbig, sondern werden mit dem Programm zur Verfügung gestellten Grafiken "überdeckt". Damit werden komplexere Muster möglich, ohne die Notwendigkeit das Modell komplexer zu gestalten.</text:p>
      <text:p text:style-name="P184">Stichwort: Texturmapping, Bumpmapping</text:p>
      <text:p text:style-name="P185"/>
      <text:p text:style-name="P186">Diffuse Totalreflexion</text:p>
      <text:p text:style-name="P187">Die Reflexion wird nicht ausschließlich mit der Normalen der Oberfläche berechnet, sondern über mehrere zufällig variierte, leicht abweichende Normalen gemittelt. Die entstehende Reflexion ist nicht mehr spiegelklar, sondern matter. Zur Veranschaulichung stelle man<text:s/>sich hier eine leicht reflektierende Metallplatte vor.</text:p>
      <text:p text:style-name="P188"/>
      <text:p text:style-name="P189">Teilung der Schattenberechnung</text:p>
      <text:p text:style-name="P190">Der im Abschnitt "Teilung des Modells" beschriebene Ansatz wird auch bei der Berechnung des Schattens verwendet. Ausgehend vom Punkt dessen Beleuchtung es zu berechnen<text:s/>gilt wird das Modell in mehrere Bereich aufgeteilt denen die Dreiecke zugeteilt werden können. Schnittpunkte müssen nun nur noch mit den Dreiecken des Bereichs berechnet werden in dem der ausgehende Strahl liegt.</text:p>
      <text:p text:style-name="P191"/>
      <text:p text:style-name="Heading">Hinweis zum Stand der Implementierung</text:p>
      <text:p text:style-name="P192"/>
      <text:p text:style-name="P193">Zum Zeitpunkt der Erstellung dieser Dokumentation war nicht bekannt wie sich die Implementierung<text:s/><text:soft-page-break/>einiger der oben genannten Verbesserungen und Erweiterungen auf die Stabilität des Programms auswirkt und wie schnell sich eventuelle Probleme beheben lassen. Aufgrund der fehlenden Zeit zum Testen wurde daher zugunsten einer stabilen Implementierung zunächst auf deren Umsetzung verzichtet.</text:p>
      <text:p text:style-name="P194">Sollten sich entsprechende Änderungen zur Zeit der Ansicht dennoch bereits in der Implementierung befinden, bitten wir die<text:s/>Abweichung zwischen Implementierung und Dokumentation daher zu entschuldigen.</text:p>
      <text:p text:style-name="P195"/>
      <text:p text:style-name="Heading"/>
      <text:h text:style-name="P196" text:outline-level="1"><text:toc-mark text:string-value="Externe Bibliotheken" text:outline-level="1"/>Externe Bibliotheken</text:h>
      <text:p text:style-name="P197">Die vorliegende Anwendung verwendet verschiedene externe Bibliotheken, um vom eigentlichen Raytracing unabhängige Bestandteile zu realisieren. Diese werden im folgenden aufgeführt. Stand der angegebenen Internetadressen sowie der von diesen bezogenen Angaben ist der 16. September 2014.</text:p>
      <text:p text:style-name="P198"/>
      <text:p text:style-name="P199">Eigen 3</text:p>
      <text:p text:style-name="P200"><text:tab/>http://eigen.tuxfamily.org</text:p>
      <text:p text:style-name="P201"/>
      <text:p text:style-name="P202">Bibliothek für lineare Algebra. Berechnung / Lösung<text:s/>von Vektor- bzw. Matrixausdrücken und linearen Gleichungssystemen.</text:p>
      <text:p text:style-name="P203"/>
      <text:p text:style-name="P204">Lizenz:</text:p>
      <text:p text:style-name="P205"><text:tab/>Bis (ausschließlich) Version 3.1.1 : LGPL3+</text:p>
      <text:p text:style-name="P206"><text:tab/>Ab (einschließlich) Version 3.1.1 : MPL2</text:p>
      <text:p text:style-name="P207"/>
      <text:p text:style-name="P208">EasyBMP</text:p>
      <text:p text:style-name="P209"><text:tab/>http://easybmp.sourceforge.net/</text:p>
      <text:p text:style-name="P210"/>
      <text:p text:style-name="P211">Bibliothek zur Handhabung, sowie zum Speichern /<text:s/>Laden von Bilddaten im BMP-Format.</text:p>
      <text:p text:style-name="P212"/>
      <text:p text:style-name="P213">Lizenz:</text:p>
      <text:p text:style-name="P214"><text:tab/>BSD-artige Lizenz , in den Quellcodeverzeichnissen enthalten</text:p>
      <text:p text:style-name="P215"/>
      <text:p text:style-name="P216">Mini-XML</text:p>
      <text:p text:style-name="P217"><text:tab/>http://www.msweet.org/projects.php?Z3</text:p>
      <text:p text:style-name="P218"/>
      <text:p text:style-name="P219">Bibliothek zur Handhabung, sowie zum Speichern / Laden von Daten im XML-Format.</text:p>
      <text:p text:style-name="P220"/>
      <text:p text:style-name="P221">Lizenz:</text:p>
      <text:p text:style-name="P222"><text:tab/>LGPL2</text:p>
      <text:p text:style-name="P223"/>
      <text:p text:style-name="P224"/>
      <text:p text:style-name="P225"/>
      <text:p text:style-name="P226"/>
      <text:p text:style-name="P227"/>
      <text:p text:style-name="P228"/>
      <text:p text:style-name="P229"><text:span text:style-name="T230">Hinweise zur Handhabung der externen Bibliotheken zum Kompilieren bzw. Ausführen der Anwendung sind in der beiliegenden Kurzanleitung enthalt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n Bekemeier</meta:initial-creator>
    <dc:creator>Simon Bekemeier</dc:creator>
    <meta:creation-date>2014-08-27T15:40:00Z</meta:creation-date>
    <dc:date>2020-06-14T07:44:00Z</dc:date>
    <meta:template xlink:href="Normal.dotm" xlink:type="simple"/>
    <meta:editing-cycles>13</meta:editing-cycles>
    <meta:editing-duration>PT0S</meta:editing-duration>
    <meta:document-statistic meta:page-count="11" meta:paragraph-count="43" meta:word-count="3014" meta:character-count="21961" meta:row-count="158" meta:non-whitespace-character-count="18990"/>
  </office:meta>
</office:document-meta>
</file>

<file path=Object 1/content.xml><?xml version="1.0" encoding="utf-8"?>
<mml:math xmlns:mml="http://www.w3.org/1998/Math/MathML" xmlns:m="http://schemas.openxmlformats.org/officeDocument/2006/math">
  <mml:mi>X</mml:mi>
  <mml:mo>=</mml:mo>
  <mml:mi>C</mml:mi>
  <mml:mo>+</mml:mo>
  <mml:mi>l</mml:mi>
  <mml:mo>⋅</mml:mo>
  <mml:mo>(</mml:mo>
  <mml:mi>D</mml:mi>
  <mml:mo>-</mml:mo>
  <mml:mi>C</mml:mi>
  <mml:mo>)</mml:mo>
  <mml:mo>∀</mml:mo>
  <mml:mi>l</mml:mi>
  <mml:mo>⩾</mml:mo>
  <mml:mn>0</mml:mn>
</mml:math>
</file>

<file path=Object 10/content.xml><?xml version="1.0" encoding="utf-8"?>
<mml:math xmlns:mml="http://www.w3.org/1998/Math/MathML" xmlns:m="http://schemas.openxmlformats.org/officeDocument/2006/math">
  <mml:mi>x</mml:mi>
  <mml:mo>=</mml:mo>
  <mml:mfenced open="[" close="]" separators="|">
    <mml:mrow>
      <mml:mtable>
        <mml:mtr>
          <mml:mtd>
            <mml:mrow>
              <mml:maligngroup/>
              <mml:mi>l</mml:mi>
            </mml:mrow>
          </mml:mtd>
        </mml:mtr>
        <mml:mtr>
          <mml:mtd>
            <mml:mrow>
              <mml:maligngroup/>
              <mml:msub>
                <mml:mrow>
                  <mml:mi>a</mml:mi>
                </mml:mrow>
                <mml:mrow>
                  <mml:mn>0</mml:mn>
                </mml:mrow>
              </mml:msub>
            </mml:mrow>
          </mml:mtd>
        </mml:mtr>
        <mml:mtr>
          <mml:mtd>
            <mml:mrow>
              <mml:maligngroup/>
              <mml:msub>
                <mml:mrow>
                  <mml:mi>a</mml:mi>
                </mml:mrow>
                <mml:mrow>
                  <mml:mn>1</mml:mn>
                </mml:mrow>
              </mml:msub>
            </mml:mrow>
          </mml:mtd>
        </mml:mtr>
      </mml:mtable>
    </mml:mrow>
  </mml:mfenced>
</mml:math>
</file>

<file path=Object 11/content.xml><?xml version="1.0" encoding="utf-8"?>
<mml:math xmlns:mml="http://www.w3.org/1998/Math/MathML" xmlns:m="http://schemas.openxmlformats.org/officeDocument/2006/math">
  <mml:mfenced open="[" close="]" separators="|">
    <mml:mrow>
      <mml:mtable>
        <mml:mtr>
          <mml:mtd>
            <mml:mrow>
              <mml:maligngroup/>
              <mml:mo>-</mml:mo>
              <mml:mo>(</mml:mo>
              <mml:mi>E</mml:mi>
              <mml:mo>-</mml:mo>
              <mml:mi>B</mml:mi>
              <mml:mo>)</mml:mo>
              <mml:mo>⋅</mml:mo>
              <mml:mover accent="true">
                <mml:mrow>
                  <mml:msub>
                    <mml:mrow>
                      <mml:mi>e</mml:mi>
                    </mml:mrow>
                    <mml:mrow>
                      <mml:mi>x</mml:mi>
                    </mml:mrow>
                  </mml:msub>
                </mml:mrow>
                <mml:mo>^</mml:mo>
              </mml:mover>
            </mml:mrow>
          </mml:mtd>
        </mml:mtr>
        <mml:mtr>
          <mml:mtd>
            <mml:mrow>
              <mml:maligngroup/>
              <mml:mo>-</mml:mo>
              <mml:mo>(</mml:mo>
              <mml:mi>E</mml:mi>
              <mml:mo>-</mml:mo>
              <mml:mi>B</mml:mi>
              <mml:mo>)</mml:mo>
              <mml:mo>⋅</mml:mo>
              <mml:mover accent="true">
                <mml:mrow>
                  <mml:msub>
                    <mml:mrow>
                      <mml:mi>e</mml:mi>
                    </mml:mrow>
                    <mml:mrow>
                      <mml:mi>y</mml:mi>
                    </mml:mrow>
                  </mml:msub>
                </mml:mrow>
                <mml:mo>^</mml:mo>
              </mml:mover>
            </mml:mrow>
          </mml:mtd>
        </mml:mtr>
        <mml:mtr>
          <mml:mtd>
            <mml:mrow>
              <mml:maligngroup/>
              <mml:mo>-</mml:mo>
              <mml:mo>(</mml:mo>
              <mml:mi>E</mml:mi>
              <mml:mo>-</mml:mo>
              <mml:mi>B</mml:mi>
              <mml:mo>)</mml:mo>
              <mml:mo>⋅</mml:mo>
              <mml:mover accent="true">
                <mml:mrow>
                  <mml:msub>
                    <mml:mrow>
                      <mml:mi>e</mml:mi>
                    </mml:mrow>
                    <mml:mrow>
                      <mml:mi>z</mml:mi>
                    </mml:mrow>
                  </mml:msub>
                </mml:mrow>
                <mml:mo>^</mml:mo>
              </mml:mover>
            </mml:mrow>
          </mml:mtd>
        </mml:mtr>
      </mml:mtable>
      <mml:mtable>
        <mml:mtr>
          <mml:mtd>
            <mml:mrow>
              <mml:maligngroup/>
              <mml:mo>(</mml:mo>
              <mml:msub>
                <mml:mrow>
                  <mml:mi>P</mml:mi>
                </mml:mrow>
                <mml:mrow>
                  <mml:mn>0</mml:mn>
                </mml:mrow>
              </mml:msub>
              <mml:mo>-</mml:mo>
              <mml:msub>
                <mml:mrow>
                  <mml:mi>P</mml:mi>
                </mml:mrow>
                <mml:mrow>
                  <mml:mn>2</mml:mn>
                </mml:mrow>
              </mml:msub>
              <mml:mo>)</mml:mo>
              <mml:mo>⋅</mml:mo>
              <mml:mover accent="true">
                <mml:mrow>
                  <mml:msub>
                    <mml:mrow>
                      <mml:mi>e</mml:mi>
                    </mml:mrow>
                    <mml:mrow>
                      <mml:mi>x</mml:mi>
                    </mml:mrow>
                  </mml:msub>
                </mml:mrow>
                <mml:mo>^</mml:mo>
              </mml:mover>
            </mml:mrow>
          </mml:mtd>
        </mml:mtr>
        <mml:mtr>
          <mml:mtd>
            <mml:mrow>
              <mml:maligngroup/>
              <mml:mo>(</mml:mo>
              <mml:msub>
                <mml:mrow>
                  <mml:mi>P</mml:mi>
                </mml:mrow>
                <mml:mrow>
                  <mml:mn>0</mml:mn>
                </mml:mrow>
              </mml:msub>
              <mml:mo>-</mml:mo>
              <mml:msub>
                <mml:mrow>
                  <mml:mi>P</mml:mi>
                </mml:mrow>
                <mml:mrow>
                  <mml:mn>2</mml:mn>
                </mml:mrow>
              </mml:msub>
              <mml:mo>)</mml:mo>
              <mml:mo>⋅</mml:mo>
              <mml:mover accent="true">
                <mml:mrow>
                  <mml:msub>
                    <mml:mrow>
                      <mml:mi>e</mml:mi>
                    </mml:mrow>
                    <mml:mrow>
                      <mml:mi>y</mml:mi>
                    </mml:mrow>
                  </mml:msub>
                </mml:mrow>
                <mml:mo>^</mml:mo>
              </mml:mover>
            </mml:mrow>
          </mml:mtd>
        </mml:mtr>
        <mml:mtr>
          <mml:mtd>
            <mml:mrow>
              <mml:maligngroup/>
              <mml:mo>(</mml:mo>
              <mml:msub>
                <mml:mrow>
                  <mml:mi>P</mml:mi>
                </mml:mrow>
                <mml:mrow>
                  <mml:mn>0</mml:mn>
                </mml:mrow>
              </mml:msub>
              <mml:mo>-</mml:mo>
              <mml:msub>
                <mml:mrow>
                  <mml:mi>P</mml:mi>
                </mml:mrow>
                <mml:mrow>
                  <mml:mn>2</mml:mn>
                </mml:mrow>
              </mml:msub>
              <mml:mo>)</mml:mo>
              <mml:mo>⋅</mml:mo>
              <mml:mover accent="true">
                <mml:mrow>
                  <mml:msub>
                    <mml:mrow>
                      <mml:mi>e</mml:mi>
                    </mml:mrow>
                    <mml:mrow>
                      <mml:mi>z</mml:mi>
                    </mml:mrow>
                  </mml:msub>
                </mml:mrow>
                <mml:mo>^</mml:mo>
              </mml:mover>
            </mml:mrow>
          </mml:mtd>
        </mml:mtr>
      </mml:mtable>
      <mml:mtable>
        <mml:mtr>
          <mml:mtd>
            <mml:mrow>
              <mml:maligngroup/>
              <mml:mo>(</mml:mo>
              <mml:msub>
                <mml:mrow>
                  <mml:mi>P</mml:mi>
                </mml:mrow>
                <mml:mrow>
                  <mml:mn>1</mml:mn>
                </mml:mrow>
              </mml:msub>
              <mml:mo>-</mml:mo>
              <mml:msub>
                <mml:mrow>
                  <mml:mi>P</mml:mi>
                </mml:mrow>
                <mml:mrow>
                  <mml:mn>2</mml:mn>
                </mml:mrow>
              </mml:msub>
              <mml:mo>)</mml:mo>
              <mml:mo>⋅</mml:mo>
              <mml:mover accent="true">
                <mml:mrow>
                  <mml:msub>
                    <mml:mrow>
                      <mml:mi>e</mml:mi>
                    </mml:mrow>
                    <mml:mrow>
                      <mml:mi>x</mml:mi>
                    </mml:mrow>
                  </mml:msub>
                </mml:mrow>
                <mml:mo>^</mml:mo>
              </mml:mover>
            </mml:mrow>
          </mml:mtd>
        </mml:mtr>
        <mml:mtr>
          <mml:mtd>
            <mml:mrow>
              <mml:maligngroup/>
              <mml:mo>(</mml:mo>
              <mml:msub>
                <mml:mrow>
                  <mml:mi>P</mml:mi>
                </mml:mrow>
                <mml:mrow>
                  <mml:mn>1</mml:mn>
                </mml:mrow>
              </mml:msub>
              <mml:mo>-</mml:mo>
              <mml:msub>
                <mml:mrow>
                  <mml:mi>P</mml:mi>
                </mml:mrow>
                <mml:mrow>
                  <mml:mn>2</mml:mn>
                </mml:mrow>
              </mml:msub>
              <mml:mo>)</mml:mo>
              <mml:mo>⋅</mml:mo>
              <mml:mover accent="true">
                <mml:mrow>
                  <mml:msub>
                    <mml:mrow>
                      <mml:mi>e</mml:mi>
                    </mml:mrow>
                    <mml:mrow>
                      <mml:mi>y</mml:mi>
                    </mml:mrow>
                  </mml:msub>
                </mml:mrow>
                <mml:mo>^</mml:mo>
              </mml:mover>
            </mml:mrow>
          </mml:mtd>
        </mml:mtr>
        <mml:mtr>
          <mml:mtd>
            <mml:mrow>
              <mml:maligngroup/>
              <mml:mo>(</mml:mo>
              <mml:msub>
                <mml:mrow>
                  <mml:mi>P</mml:mi>
                </mml:mrow>
                <mml:mrow>
                  <mml:mn>1</mml:mn>
                </mml:mrow>
              </mml:msub>
              <mml:mo>-</mml:mo>
              <mml:msub>
                <mml:mrow>
                  <mml:mi>P</mml:mi>
                </mml:mrow>
                <mml:mrow>
                  <mml:mn>2</mml:mn>
                </mml:mrow>
              </mml:msub>
              <mml:mo>)</mml:mo>
              <mml:mo>⋅</mml:mo>
              <mml:mover accent="true">
                <mml:mrow>
                  <mml:msub>
                    <mml:mrow>
                      <mml:mi>e</mml:mi>
                    </mml:mrow>
                    <mml:mrow>
                      <mml:mi>z</mml:mi>
                    </mml:mrow>
                  </mml:msub>
                </mml:mrow>
                <mml:mo>^</mml:mo>
              </mml:mover>
            </mml:mrow>
          </mml:mtd>
        </mml:mtr>
      </mml:mtable>
    </mml:mrow>
  </mml:mfenced>
  <mml:mo>⋅</mml:mo>
  <mml:mi>x</mml:mi>
  <mml:mo>=</mml:mo>
  <mml:mfenced open="[" close="]" separators="|">
    <mml:mrow>
      <mml:mtable>
        <mml:mtr>
          <mml:mtd>
            <mml:mrow>
              <mml:maligngroup/>
              <mml:mo>(</mml:mo>
              <mml:mi>B</mml:mi>
              <mml:mo>-</mml:mo>
              <mml:msub>
                <mml:mrow>
                  <mml:mi>P</mml:mi>
                </mml:mrow>
                <mml:mrow>
                  <mml:mn>2</mml:mn>
                </mml:mrow>
              </mml:msub>
              <mml:mo>)</mml:mo>
              <mml:mo>⋅</mml:mo>
              <mml:mover accent="true">
                <mml:mrow>
                  <mml:msub>
                    <mml:mrow>
                      <mml:mi>e</mml:mi>
                    </mml:mrow>
                    <mml:mrow>
                      <mml:mi>x</mml:mi>
                    </mml:mrow>
                  </mml:msub>
                </mml:mrow>
                <mml:mo>^</mml:mo>
              </mml:mover>
            </mml:mrow>
          </mml:mtd>
        </mml:mtr>
        <mml:mtr>
          <mml:mtd>
            <mml:mrow>
              <mml:maligngroup/>
              <mml:mo>(</mml:mo>
              <mml:mi>B</mml:mi>
              <mml:mo>-</mml:mo>
              <mml:msub>
                <mml:mrow>
                  <mml:mi>P</mml:mi>
                </mml:mrow>
                <mml:mrow>
                  <mml:mn>2</mml:mn>
                </mml:mrow>
              </mml:msub>
              <mml:mo>)</mml:mo>
              <mml:mo>⋅</mml:mo>
              <mml:mover accent="true">
                <mml:mrow>
                  <mml:msub>
                    <mml:mrow>
                      <mml:mi>e</mml:mi>
                    </mml:mrow>
                    <mml:mrow>
                      <mml:mi>y</mml:mi>
                    </mml:mrow>
                  </mml:msub>
                </mml:mrow>
                <mml:mo>^</mml:mo>
              </mml:mover>
            </mml:mrow>
          </mml:mtd>
        </mml:mtr>
        <mml:mtr>
          <mml:mtd>
            <mml:mrow>
              <mml:maligngroup/>
              <mml:mo>(</mml:mo>
              <mml:mi>B</mml:mi>
              <mml:mo>-</mml:mo>
              <mml:msub>
                <mml:mrow>
                  <mml:mi>P</mml:mi>
                </mml:mrow>
                <mml:mrow>
                  <mml:mn>2</mml:mn>
                </mml:mrow>
              </mml:msub>
              <mml:mo>)</mml:mo>
              <mml:mo>⋅</mml:mo>
              <mml:mover accent="true">
                <mml:mrow>
                  <mml:msub>
                    <mml:mrow>
                      <mml:mi>e</mml:mi>
                    </mml:mrow>
                    <mml:mrow>
                      <mml:mi>z</mml:mi>
                    </mml:mrow>
                  </mml:msub>
                </mml:mrow>
                <mml:mo>^</mml:mo>
              </mml:mover>
            </mml:mrow>
          </mml:mtd>
        </mml:mtr>
      </mml:mtable>
    </mml:mrow>
  </mml:mfenced>
  <mml:mo>∀</mml:mo>
  <mml:mi>l</mml:mi>
  <mml:mo>⩾</mml:mo>
  <mml:mn>0</mml:mn>
  <mml:mo>∧</mml:mo>
  <mml:msub>
    <mml:mrow>
      <mml:mi>a</mml:mi>
    </mml:mrow>
    <mml:mrow>
      <mml:mi>i</mml:mi>
    </mml:mrow>
  </mml:msub>
  <mml:mo>⩾</mml:mo>
  <mml:mn>0</mml:mn>
</mml:math>
</file>

<file path=Object 12/content.xml><?xml version="1.0" encoding="utf-8"?>
<mml:math xmlns:mml="http://www.w3.org/1998/Math/MathML" xmlns:m="http://schemas.openxmlformats.org/officeDocument/2006/math">
  <mml:mover accent="true">
    <mml:mrow>
      <mml:msub>
        <mml:mrow>
          <mml:mi>e</mml:mi>
        </mml:mrow>
        <mml:mrow>
          <mml:mi>i</mml:mi>
        </mml:mrow>
      </mml:msub>
    </mml:mrow>
    <mml:mo>^</mml:mo>
  </mml:mover>
</mml:math>
</file>

<file path=Object 13/content.xml><?xml version="1.0" encoding="utf-8"?>
<mml:math xmlns:mml="http://www.w3.org/1998/Math/MathML" xmlns:m="http://schemas.openxmlformats.org/officeDocument/2006/math">
  <mml:mi>i</mml:mi>
</mml:math>
</file>

<file path=Object 14/content.xml><?xml version="1.0" encoding="utf-8"?>
<mml:math xmlns:mml="http://www.w3.org/1998/Math/MathML" xmlns:m="http://schemas.openxmlformats.org/officeDocument/2006/math">
  <mml:mi>I</mml:mi>
  <mml:mo>=</mml:mo>
  <mml:mi>B</mml:mi>
  <mml:mo>+</mml:mo>
  <mml:mi>l</mml:mi>
  <mml:mo>⋅</mml:mo>
  <mml:mo>(</mml:mo>
  <mml:mi>S</mml:mi>
  <mml:mo>+</mml:mo>
  <mml:mi>d</mml:mi>
  <mml:mi>x</mml:mi>
  <mml:mo>⋅</mml:mo>
  <mml:mo>(</mml:mo>
  <mml:mi>x</mml:mi>
  <mml:mo>-</mml:mo>
  <mml:mfrac>
    <mml:mrow>
      <mml:mi>n</mml:mi>
      <mml:mi>x</mml:mi>
    </mml:mrow>
    <mml:mrow>
      <mml:mn>2</mml:mn>
    </mml:mrow>
  </mml:mfrac>
  <mml:mo>+</mml:mo>
  <mml:mn>0.5</mml:mn>
  <mml:mo>)</mml:mo>
  <mml:mo>+</mml:mo>
  <mml:mi>d</mml:mi>
  <mml:mi>y</mml:mi>
  <mml:mo>⋅</mml:mo>
  <mml:mo>(</mml:mo>
  <mml:mi>y</mml:mi>
  <mml:mo>-</mml:mo>
  <mml:mfrac>
    <mml:mrow>
      <mml:mi>n</mml:mi>
      <mml:mi>y</mml:mi>
    </mml:mrow>
    <mml:mrow>
      <mml:mn>2</mml:mn>
    </mml:mrow>
  </mml:mfrac>
  <mml:mo>+</mml:mo>
  <mml:mn>0.5</mml:mn>
  <mml:mo>)</mml:mo>
  <mml:mo>)</mml:mo>
</mml:math>
</file>

<file path=Object 15/content.xml><?xml version="1.0" encoding="utf-8"?>
<mml:math xmlns:mml="http://www.w3.org/1998/Math/MathML" xmlns:m="http://schemas.openxmlformats.org/officeDocument/2006/math">
  <mml:mi>l</mml:mi>
  <mml:mo>&gt;</mml:mo>
  <mml:mn>1</mml:mn>
</mml:math>
</file>

<file path=Object 16/content.xml><?xml version="1.0" encoding="utf-8"?>
<mml:math xmlns:mml="http://www.w3.org/1998/Math/MathML" xmlns:m="http://schemas.openxmlformats.org/officeDocument/2006/math">
  <mml:mi>X</mml:mi>
  <mml:mo>=</mml:mo>
  <mml:mi>B</mml:mi>
  <mml:mo>+</mml:mo>
  <mml:mi>l</mml:mi>
  <mml:mo>⋅</mml:mo>
  <mml:mi>F</mml:mi>
  <mml:mo>∀</mml:mo>
  <mml:mi>l</mml:mi>
  <mml:mo>⩾</mml:mo>
  <mml:mn>0</mml:mn>
</mml:math>
</file>

<file path=Object 17/content.xml><?xml version="1.0" encoding="utf-8"?>
<mml:math xmlns:mml="http://www.w3.org/1998/Math/MathML" xmlns:m="http://schemas.openxmlformats.org/officeDocument/2006/math">
  <mml:mi>X</mml:mi>
  <mml:mo>=</mml:mo>
  <mml:mi>G</mml:mi>
  <mml:mo>+</mml:mo>
  <mml:mi>m</mml:mi>
  <mml:mo>⋅</mml:mo>
  <mml:mi>H</mml:mi>
  <mml:mo>∀</mml:mo>
  <mml:mi>m</mml:mi>
  <mml:mo>⩾</mml:mo>
  <mml:mn>0</mml:mn>
</mml:math>
</file>

<file path=Object 18/content.xml><?xml version="1.0" encoding="utf-8"?>
<mml:math xmlns:mml="http://www.w3.org/1998/Math/MathML" xmlns:m="http://schemas.openxmlformats.org/officeDocument/2006/math">
  <mml:mi>G</mml:mi>
  <mml:mo>=</mml:mo>
  <mml:mi>I</mml:mi>
</mml:math>
</file>

<file path=Object 19/content.xml><?xml version="1.0" encoding="utf-8"?>
<mml:math xmlns:mml="http://www.w3.org/1998/Math/MathML" xmlns:m="http://schemas.openxmlformats.org/officeDocument/2006/math">
  <mml:mi>H</mml:mi>
  <mml:mo>=</mml:mo>
  <mml:mo>-</mml:mo>
  <mml:mn>2</mml:mn>
  <mml:mo>⋅</mml:mo>
  <mml:mover accent="true">
    <mml:mrow>
      <mml:mi>N</mml:mi>
    </mml:mrow>
    <mml:mo>^</mml:mo>
  </mml:mover>
  <mml:mo>⋅</mml:mo>
  <mml:mover accent="true">
    <mml:mrow>
      <mml:mi>F</mml:mi>
    </mml:mrow>
    <mml:mo>^</mml:mo>
  </mml:mover>
  <mml:mo>⋅</mml:mo>
  <mml:mover accent="true">
    <mml:mrow>
      <mml:mi>N</mml:mi>
    </mml:mrow>
    <mml:mo>^</mml:mo>
  </mml:mover>
  <mml:mo>+</mml:mo>
  <mml:mover accent="true">
    <mml:mrow>
      <mml:mi>F</mml:mi>
    </mml:mrow>
    <mml:mo>^</mml:mo>
  </mml:mover>
</mml:math>
</file>

<file path=Object 2/content.xml><?xml version="1.0" encoding="utf-8"?>
<mml:math xmlns:mml="http://www.w3.org/1998/Math/MathML" xmlns:m="http://schemas.openxmlformats.org/officeDocument/2006/math">
  <mml:mi>X</mml:mi>
  <mml:mo>=</mml:mo>
  <mml:mi>B</mml:mi>
  <mml:mo>+</mml:mo>
  <mml:mi>l</mml:mi>
  <mml:mo>⋅</mml:mo>
  <mml:mo>(</mml:mo>
  <mml:mi>E</mml:mi>
  <mml:mo>-</mml:mo>
  <mml:mi>B</mml:mi>
  <mml:mo>)</mml:mo>
  <mml:mo>∀</mml:mo>
  <mml:mi>l</mml:mi>
  <mml:mo>⩾</mml:mo>
  <mml:mn>0</mml:mn>
</mml:math>
</file>

<file path=Object 20/content.xml><?xml version="1.0" encoding="utf-8"?>
<mml:math xmlns:mml="http://www.w3.org/1998/Math/MathML" xmlns:m="http://schemas.openxmlformats.org/officeDocument/2006/math">
  <mml:msub>
    <mml:mrow>
      <mml:mi>c</mml:mi>
    </mml:mrow>
    <mml:mrow>
      <mml:mi>e</mml:mi>
      <mml:mi>r</mml:mi>
      <mml:mi>g</mml:mi>
    </mml:mrow>
  </mml:msub>
</mml:math>
</file>

<file path=Object 21/content.xml><?xml version="1.0" encoding="utf-8"?>
<mml:math xmlns:mml="http://www.w3.org/1998/Math/MathML" xmlns:m="http://schemas.openxmlformats.org/officeDocument/2006/math">
  <mml:msub>
    <mml:mrow>
      <mml:mi>c</mml:mi>
    </mml:mrow>
    <mml:mrow>
      <mml:mi>I</mml:mi>
    </mml:mrow>
  </mml:msub>
</mml:math>
</file>

<file path=Object 22/content.xml><?xml version="1.0" encoding="utf-8"?>
<mml:math xmlns:mml="http://www.w3.org/1998/Math/MathML" xmlns:m="http://schemas.openxmlformats.org/officeDocument/2006/math">
  <mml:mi>r</mml:mi>
</mml:math>
</file>

<file path=Object 23/content.xml><?xml version="1.0" encoding="utf-8"?>
<mml:math xmlns:mml="http://www.w3.org/1998/Math/MathML" xmlns:m="http://schemas.openxmlformats.org/officeDocument/2006/math">
  <mml:msub>
    <mml:mrow>
      <mml:mi>c</mml:mi>
    </mml:mrow>
    <mml:mrow>
      <mml:mi>M</mml:mi>
      <mml:mi>i</mml:mi>
      <mml:mi>r</mml:mi>
      <mml:mi>r</mml:mi>
      <mml:mi>o</mml:mi>
      <mml:mi>r</mml:mi>
    </mml:mrow>
  </mml:msub>
</mml:math>
</file>

<file path=Object 24/content.xml><?xml version="1.0" encoding="utf-8"?>
<mml:math xmlns:mml="http://www.w3.org/1998/Math/MathML" xmlns:m="http://schemas.openxmlformats.org/officeDocument/2006/math">
  <mml:msub>
    <mml:mrow>
      <mml:mi>c</mml:mi>
    </mml:mrow>
    <mml:mrow>
      <mml:mi>e</mml:mi>
      <mml:mi>r</mml:mi>
      <mml:mi>g</mml:mi>
    </mml:mrow>
  </mml:msub>
  <mml:mo>=</mml:mo>
  <mml:msub>
    <mml:mrow>
      <mml:mi>c</mml:mi>
    </mml:mrow>
    <mml:mrow>
      <mml:mi>I</mml:mi>
    </mml:mrow>
  </mml:msub>
  <mml:mo>⋅</mml:mo>
  <mml:mi>r</mml:mi>
  <mml:mo>+</mml:mo>
  <mml:msub>
    <mml:mrow>
      <mml:mi>c</mml:mi>
    </mml:mrow>
    <mml:mrow>
      <mml:mi>M</mml:mi>
      <mml:mi>i</mml:mi>
      <mml:mi>r</mml:mi>
      <mml:mi>r</mml:mi>
      <mml:mi>o</mml:mi>
      <mml:mi>r</mml:mi>
    </mml:mrow>
  </mml:msub>
  <mml:mo>⋅</mml:mo>
  <mml:mo>(</mml:mo>
  <mml:mn>1</mml:mn>
  <mml:mo>-</mml:mo>
  <mml:mi>r</mml:mi>
  <mml:mo>)</mml:mo>
</mml:math>
</file>

<file path=Object 25/content.xml><?xml version="1.0" encoding="utf-8"?>
<mml:math xmlns:mml="http://www.w3.org/1998/Math/MathML" xmlns:m="http://schemas.openxmlformats.org/officeDocument/2006/math">
  <mml:mi>P</mml:mi>
  <mml:mo>=</mml:mo>
  <mml:msub>
    <mml:mrow>
      <mml:mi>P</mml:mi>
    </mml:mrow>
    <mml:mrow>
      <mml:mn>0</mml:mn>
    </mml:mrow>
  </mml:msub>
  <mml:mo>+</mml:mo>
  <mml:msub>
    <mml:mrow>
      <mml:mi>P</mml:mi>
    </mml:mrow>
    <mml:mrow>
      <mml:mn>1</mml:mn>
    </mml:mrow>
  </mml:msub>
  <mml:mi>*</mml:mi>
  <mml:mi>t</mml:mi>
</mml:math>
</file>

<file path=Object 26/content.xml><?xml version="1.0" encoding="utf-8"?>
<mml:math xmlns:mml="http://www.w3.org/1998/Math/MathML" xmlns:m="http://schemas.openxmlformats.org/officeDocument/2006/math">
  <mml:msub>
    <mml:mrow>
      <mml:mi>P</mml:mi>
    </mml:mrow>
    <mml:mrow>
      <mml:mn>0</mml:mn>
    </mml:mrow>
  </mml:msub>
</mml:math>
</file>

<file path=Object 27/content.xml><?xml version="1.0" encoding="utf-8"?>
<mml:math xmlns:mml="http://www.w3.org/1998/Math/MathML" xmlns:m="http://schemas.openxmlformats.org/officeDocument/2006/math">
  <mml:msub>
    <mml:mrow>
      <mml:mi>P</mml:mi>
    </mml:mrow>
    <mml:mrow>
      <mml:mn>1</mml:mn>
    </mml:mrow>
  </mml:msub>
</mml:math>
</file>

<file path=Object 28/content.xml><?xml version="1.0" encoding="utf-8"?>
<mml:math xmlns:mml="http://www.w3.org/1998/Math/MathML" xmlns:m="http://schemas.openxmlformats.org/officeDocument/2006/math">
  <mml:msub>
    <mml:mrow>
      <mml:mi>P</mml:mi>
    </mml:mrow>
    <mml:mrow>
      <mml:mn>0</mml:mn>
    </mml:mrow>
  </mml:msub>
</mml:math>
</file>

<file path=Object 29/content.xml><?xml version="1.0" encoding="utf-8"?>
<mml:math xmlns:mml="http://www.w3.org/1998/Math/MathML" xmlns:m="http://schemas.openxmlformats.org/officeDocument/2006/math">
  <mml:msub>
    <mml:mrow>
      <mml:mi>P</mml:mi>
    </mml:mrow>
    <mml:mrow>
      <mml:mn>1</mml:mn>
    </mml:mrow>
  </mml:msub>
</mml:math>
</file>

<file path=Object 3/content.xml><?xml version="1.0" encoding="utf-8"?>
<mml:math xmlns:mml="http://www.w3.org/1998/Math/MathML" xmlns:m="http://schemas.openxmlformats.org/officeDocument/2006/math">
  <mml:mtable>
    <mml:mtr>
      <mml:mtd>
        <mml:mrow>
          <mml:maligngroup/>
          <mml:mover accent="true">
            <mml:mrow>
              <mml:mi>d</mml:mi>
              <mml:mi>y</mml:mi>
            </mml:mrow>
            <mml:mo>^</mml:mo>
          </mml:mover>
          <mml:mo>=</mml:mo>
          <mml:mover accent="true">
            <mml:mrow>
              <mml:mi>U</mml:mi>
            </mml:mrow>
            <mml:mo>^</mml:mo>
          </mml:mover>
          <mml:mo>=</mml:mo>
          <mml:mfrac>
            <mml:mrow>
              <mml:mi>U</mml:mi>
            </mml:mrow>
            <mml:mrow>
              <mml:mo>∣</mml:mo>
              <mml:mi>U</mml:mi>
              <mml:mo>∣</mml:mo>
            </mml:mrow>
          </mml:mfrac>
        </mml:mrow>
      </mml:mtd>
    </mml:mtr>
    <mml:mtr>
      <mml:mtd>
        <mml:mrow>
          <mml:maligngroup/>
          <mml:mover accent="true">
            <mml:mrow>
              <mml:mi>d</mml:mi>
              <mml:mi>x</mml:mi>
            </mml:mrow>
            <mml:mo>^</mml:mo>
          </mml:mover>
          <mml:mo>=</mml:mo>
          <mml:mover accent="true">
            <mml:mrow>
              <mml:mi>S</mml:mi>
            </mml:mrow>
            <mml:mo>^</mml:mo>
          </mml:mover>
          <mml:mo>×</mml:mo>
          <mml:mover accent="true">
            <mml:mrow>
              <mml:mi>d</mml:mi>
              <mml:mi>y</mml:mi>
            </mml:mrow>
            <mml:mo>^</mml:mo>
          </mml:mover>
        </mml:mrow>
      </mml:mtd>
    </mml:mtr>
    <mml:mtr>
      <mml:mtd>
        <mml:mrow>
          <mml:maligngroup/>
          <mml:mi>h</mml:mi>
          <mml:mo>=</mml:mo>
          <mml:mfrac>
            <mml:mrow>
              <mml:mi>w</mml:mi>
            </mml:mrow>
            <mml:mrow>
              <mml:mi>r</mml:mi>
            </mml:mrow>
          </mml:mfrac>
        </mml:mrow>
      </mml:mtd>
    </mml:mtr>
    <mml:mtr>
      <mml:mtd>
        <mml:mrow>
          <mml:maligngroup/>
          <mml:mo>∣</mml:mo>
          <mml:mi>d</mml:mi>
          <mml:mi>x</mml:mi>
          <mml:mo>∣</mml:mo>
          <mml:mo>=</mml:mo>
          <mml:mfrac>
            <mml:mrow>
              <mml:mi>w</mml:mi>
            </mml:mrow>
            <mml:mrow>
              <mml:mi>n</mml:mi>
              <mml:mi>x</mml:mi>
            </mml:mrow>
          </mml:mfrac>
        </mml:mrow>
      </mml:mtd>
    </mml:mtr>
    <mml:mtr>
      <mml:mtd>
        <mml:mrow>
          <mml:maligngroup/>
          <mml:mo>∣</mml:mo>
          <mml:mi>d</mml:mi>
          <mml:mi>y</mml:mi>
          <mml:mo>∣</mml:mo>
          <mml:mo>=</mml:mo>
          <mml:mfrac>
            <mml:mrow>
              <mml:mi>h</mml:mi>
            </mml:mrow>
            <mml:mrow>
              <mml:mi>n</mml:mi>
              <mml:mi>y</mml:mi>
            </mml:mrow>
          </mml:mfrac>
        </mml:mrow>
      </mml:mtd>
    </mml:mtr>
    <mml:mtr>
      <mml:mtd>
        <mml:mrow>
          <mml:maligngroup/>
          <mml:mi>d</mml:mi>
          <mml:mi>x</mml:mi>
          <mml:mo>=</mml:mo>
          <mml:mover accent="true">
            <mml:mrow>
              <mml:mi>d</mml:mi>
              <mml:mi>x</mml:mi>
            </mml:mrow>
            <mml:mo>^</mml:mo>
          </mml:mover>
          <mml:mo>⋅</mml:mo>
          <mml:mo>∣</mml:mo>
          <mml:mi>d</mml:mi>
          <mml:mi>x</mml:mi>
          <mml:mo>∣</mml:mo>
        </mml:mrow>
      </mml:mtd>
    </mml:mtr>
    <mml:mtr>
      <mml:mtd>
        <mml:mrow>
          <mml:maligngroup/>
          <mml:mi>d</mml:mi>
          <mml:mi>y</mml:mi>
          <mml:mo>=</mml:mo>
          <mml:mover accent="true">
            <mml:mrow>
              <mml:mi>d</mml:mi>
              <mml:mi>y</mml:mi>
            </mml:mrow>
            <mml:mo>^</mml:mo>
          </mml:mover>
          <mml:mo>⋅</mml:mo>
          <mml:mo>∣</mml:mo>
          <mml:mi>d</mml:mi>
          <mml:mi>y</mml:mi>
          <mml:mo>∣</mml:mo>
        </mml:mrow>
      </mml:mtd>
    </mml:mtr>
    <mml:mtr>
      <mml:mtd>
        <mml:mrow>
          <mml:maligngroup/>
        </mml:mrow>
      </mml:mtd>
    </mml:mtr>
  </mml:mtable>
</mml:math>
</file>

<file path=Object 30/content.xml><?xml version="1.0" encoding="utf-8"?>
<mml:math xmlns:mml="http://www.w3.org/1998/Math/MathML" xmlns:m="http://schemas.openxmlformats.org/officeDocument/2006/math">
  <mml:mo>(</mml:mo>
  <mml:mi>P</mml:mi>
  <mml:mo>-</mml:mo>
  <mml:mi>A</mml:mi>
  <mml:mo>)</mml:mo>
  <mml:mi>*</mml:mi>
  <mml:mi>n</mml:mi>
  <mml:mo>=</mml:mo>
  <mml:mn>0</mml:mn>
  <mml:mo>.</mml:mo>
</mml:math>
</file>

<file path=Object 31/content.xml><?xml version="1.0" encoding="utf-8"?>
<mml:math xmlns:mml="http://www.w3.org/1998/Math/MathML" xmlns:m="http://schemas.openxmlformats.org/officeDocument/2006/math">
  <mml:mi>t</mml:mi>
  <mml:mo>=</mml:mo>
  <mml:mrow>
    <mml:mrow>
      <mml:mo>(</mml:mo>
      <mml:mo>(</mml:mo>
      <mml:mi>A</mml:mi>
      <mml:mo>-</mml:mo>
      <mml:msub>
        <mml:mrow>
          <mml:mi>P</mml:mi>
        </mml:mrow>
        <mml:mrow>
          <mml:mn>0</mml:mn>
        </mml:mrow>
      </mml:msub>
      <mml:mo>)</mml:mo>
      <mml:mi>*</mml:mi>
      <mml:mi>n</mml:mi>
      <mml:mo>)</mml:mo>
    </mml:mrow>
    <mml:mo>/</mml:mo>
    <mml:mrow>
      <mml:mo>(</mml:mo>
      <mml:msub>
        <mml:mrow>
          <mml:mi>P</mml:mi>
        </mml:mrow>
        <mml:mrow>
          <mml:mn>1</mml:mn>
        </mml:mrow>
      </mml:msub>
      <mml:mi>*</mml:mi>
      <mml:mi>n</mml:mi>
      <mml:mo>)</mml:mo>
    </mml:mrow>
  </mml:mrow>
</mml:math>
</file>

<file path=Object 32/content.xml><?xml version="1.0" encoding="utf-8"?>
<mml:math xmlns:mml="http://www.w3.org/1998/Math/MathML" xmlns:m="http://schemas.openxmlformats.org/officeDocument/2006/math">
  <mml:mi>P</mml:mi>
  <mml:mo>=</mml:mo>
  <mml:mi>A</mml:mi>
  <mml:mo>+</mml:mo>
  <mml:mi>x</mml:mi>
  <mml:mi>*</mml:mi>
  <mml:mi>A</mml:mi>
  <mml:mi>B</mml:mi>
  <mml:mo>+</mml:mo>
  <mml:mi>y</mml:mi>
  <mml:mi>*</mml:mi>
  <mml:mi>A</mml:mi>
  <mml:mi>C</mml:mi>
</mml:math>
</file>

<file path=Object 33/content.xml><?xml version="1.0" encoding="utf-8"?>
<mml:math xmlns:mml="http://www.w3.org/1998/Math/MathML" xmlns:m="http://schemas.openxmlformats.org/officeDocument/2006/math">
  <mml:mi>x</mml:mi>
  <mml:mo>+</mml:mo>
  <mml:mi>y</mml:mi>
  <mml:mo>≤</mml:mo>
  <mml:mn>1</mml:mn>
</mml:math>
</file>

<file path=Object 34/content.xml><?xml version="1.0" encoding="utf-8"?>
<mml:math xmlns:mml="http://www.w3.org/1998/Math/MathML" xmlns:m="http://schemas.openxmlformats.org/officeDocument/2006/math">
  <mml:mo>⇒</mml:mo>
  <mml:mi>O</mml:mi>
  <mml:mo>(</mml:mo>
  <mml:mi>n</mml:mi>
  <mml:mi>x</mml:mi>
  <mml:mo>⋅</mml:mo>
  <mml:mi>n</mml:mi>
  <mml:mi>y</mml:mi>
  <mml:mo>)</mml:mo>
</mml:math>
</file>

<file path=Object 35/content.xml><?xml version="1.0" encoding="utf-8"?>
<mml:math xmlns:mml="http://www.w3.org/1998/Math/MathML" xmlns:m="http://schemas.openxmlformats.org/officeDocument/2006/math">
  <mml:mo>⇒</mml:mo>
  <mml:mi>O</mml:mi>
  <mml:mo>(</mml:mo>
  <mml:mi>n</mml:mi>
  <mml:mi>x</mml:mi>
  <mml:mo>⋅</mml:mo>
  <mml:mi>n</mml:mi>
  <mml:mi>y</mml:mi>
  <mml:mo>⋅</mml:mo>
  <mml:mi>N</mml:mi>
  <mml:mi>d</mml:mi>
  <mml:mo>)</mml:mo>
</mml:math>
</file>

<file path=Object 36/content.xml><?xml version="1.0" encoding="utf-8"?>
<mml:math xmlns:mml="http://www.w3.org/1998/Math/MathML" xmlns:m="http://schemas.openxmlformats.org/officeDocument/2006/math">
  <mml:mi>O</mml:mi>
  <mml:mo>(</mml:mo>
  <mml:mi>n</mml:mi>
  <mml:mi>x</mml:mi>
  <mml:mo>⋅</mml:mo>
  <mml:mi>n</mml:mi>
  <mml:mi>y</mml:mi>
  <mml:mo>⋅</mml:mo>
  <mml:mi>N</mml:mi>
  <mml:mi>l</mml:mi>
  <mml:mo>⋅</mml:mo>
  <mml:msup>
    <mml:mrow>
      <mml:mi>N</mml:mi>
      <mml:mi>d</mml:mi>
    </mml:mrow>
    <mml:mrow>
      <mml:mn>2</mml:mn>
    </mml:mrow>
  </mml:msup>
  <mml:mo>)</mml:mo>
</mml:math>
</file>

<file path=Object 37/content.xml><?xml version="1.0" encoding="utf-8"?>
<mml:math xmlns:mml="http://www.w3.org/1998/Math/MathML" xmlns:m="http://schemas.openxmlformats.org/officeDocument/2006/math">
  <mml:mi>O</mml:mi>
  <mml:mo>(</mml:mo>
  <mml:mi>n</mml:mi>
  <mml:mi>x</mml:mi>
  <mml:mo>⋅</mml:mo>
  <mml:mi>n</mml:mi>
  <mml:mi>y</mml:mi>
  <mml:mo>⋅</mml:mo>
  <mml:msup>
    <mml:mrow>
      <mml:mo>(</mml:mo>
      <mml:mi>N</mml:mi>
      <mml:mi>l</mml:mi>
      <mml:mo>⋅</mml:mo>
      <mml:msup>
        <mml:mrow>
          <mml:mi>N</mml:mi>
          <mml:mi>d</mml:mi>
        </mml:mrow>
        <mml:mrow>
          <mml:mn>2</mml:mn>
        </mml:mrow>
      </mml:msup>
      <mml:mo>)</mml:mo>
    </mml:mrow>
    <mml:mrow>
      <mml:mi>N</mml:mi>
      <mml:mi>r</mml:mi>
    </mml:mrow>
  </mml:msup>
  <mml:mo>)</mml:mo>
</mml:math>
</file>

<file path=Object 4/content.xml><?xml version="1.0" encoding="utf-8"?>
<mml:math xmlns:mml="http://www.w3.org/1998/Math/MathML" xmlns:m="http://schemas.openxmlformats.org/officeDocument/2006/math">
  <mml:mi>E</mml:mi>
  <mml:mo>=</mml:mo>
  <mml:mi>B</mml:mi>
  <mml:mo>+</mml:mo>
  <mml:mi>S</mml:mi>
  <mml:mo>+</mml:mo>
  <mml:mi>d</mml:mi>
  <mml:mi>x</mml:mi>
  <mml:mo>⋅</mml:mo>
  <mml:mo>(</mml:mo>
  <mml:mi>x</mml:mi>
  <mml:mo>-</mml:mo>
  <mml:mfrac>
    <mml:mrow>
      <mml:mi>n</mml:mi>
      <mml:mi>x</mml:mi>
    </mml:mrow>
    <mml:mrow>
      <mml:mn>2</mml:mn>
    </mml:mrow>
  </mml:mfrac>
  <mml:mo>+</mml:mo>
  <mml:mn>0.5</mml:mn>
  <mml:mo>)</mml:mo>
  <mml:mo>+</mml:mo>
  <mml:mi>d</mml:mi>
  <mml:mi>y</mml:mi>
  <mml:mo>⋅</mml:mo>
  <mml:mo>(</mml:mo>
  <mml:mi>y</mml:mi>
  <mml:mo>-</mml:mo>
  <mml:mfrac>
    <mml:mrow>
      <mml:mi>n</mml:mi>
      <mml:mi>y</mml:mi>
    </mml:mrow>
    <mml:mrow>
      <mml:mn>2</mml:mn>
    </mml:mrow>
  </mml:mfrac>
  <mml:mo>+</mml:mo>
  <mml:mn>0.5</mml:mn>
  <mml:mo>)</mml:mo>
</mml:math>
</file>

<file path=Object 5/content.xml><?xml version="1.0" encoding="utf-8"?>
<mml:math xmlns:mml="http://www.w3.org/1998/Math/MathML" xmlns:m="http://schemas.openxmlformats.org/officeDocument/2006/math">
  <mml:mi>X</mml:mi>
  <mml:mo>=</mml:mo>
  <mml:mi>B</mml:mi>
  <mml:mo>+</mml:mo>
  <mml:mi>l</mml:mi>
  <mml:mo>⋅</mml:mo>
  <mml:mo>(</mml:mo>
  <mml:mi>S</mml:mi>
  <mml:mo>+</mml:mo>
  <mml:mi>d</mml:mi>
  <mml:mi>x</mml:mi>
  <mml:mo>⋅</mml:mo>
  <mml:mo>(</mml:mo>
  <mml:mi>x</mml:mi>
  <mml:mo>-</mml:mo>
  <mml:mfrac>
    <mml:mrow>
      <mml:mi>n</mml:mi>
      <mml:mi>x</mml:mi>
    </mml:mrow>
    <mml:mrow>
      <mml:mn>2</mml:mn>
    </mml:mrow>
  </mml:mfrac>
  <mml:mo>+</mml:mo>
  <mml:mn>0.5</mml:mn>
  <mml:mo>)</mml:mo>
  <mml:mo>+</mml:mo>
  <mml:mi>d</mml:mi>
  <mml:mi>y</mml:mi>
  <mml:mo>⋅</mml:mo>
  <mml:mo>(</mml:mo>
  <mml:mi>y</mml:mi>
  <mml:mo>-</mml:mo>
  <mml:mfrac>
    <mml:mrow>
      <mml:mi>n</mml:mi>
      <mml:mi>y</mml:mi>
    </mml:mrow>
    <mml:mrow>
      <mml:mn>2</mml:mn>
    </mml:mrow>
  </mml:mfrac>
  <mml:mo>+</mml:mo>
  <mml:mn>0.5</mml:mn>
  <mml:mo>)</mml:mo>
  <mml:mo>)</mml:mo>
</mml:math>
</file>

<file path=Object 6/content.xml><?xml version="1.0" encoding="utf-8"?>
<mml:math xmlns:mml="http://www.w3.org/1998/Math/MathML" xmlns:m="http://schemas.openxmlformats.org/officeDocument/2006/math">
  <mml:mi>X</mml:mi>
  <mml:mo>=</mml:mo>
  <mml:msub>
    <mml:mrow>
      <mml:mi>a</mml:mi>
    </mml:mrow>
    <mml:mrow>
      <mml:mn>0</mml:mn>
    </mml:mrow>
  </mml:msub>
  <mml:mo>⋅</mml:mo>
  <mml:msub>
    <mml:mrow>
      <mml:mi>P</mml:mi>
    </mml:mrow>
    <mml:mrow>
      <mml:mn>0</mml:mn>
    </mml:mrow>
  </mml:msub>
  <mml:mo>+</mml:mo>
  <mml:msub>
    <mml:mrow>
      <mml:mi>a</mml:mi>
    </mml:mrow>
    <mml:mrow>
      <mml:mn>1</mml:mn>
    </mml:mrow>
  </mml:msub>
  <mml:mo>⋅</mml:mo>
  <mml:msub>
    <mml:mrow>
      <mml:mi>P</mml:mi>
    </mml:mrow>
    <mml:mrow>
      <mml:mn>1</mml:mn>
    </mml:mrow>
  </mml:msub>
  <mml:mo>+</mml:mo>
  <mml:msub>
    <mml:mrow>
      <mml:mi>a</mml:mi>
    </mml:mrow>
    <mml:mrow>
      <mml:mn>2</mml:mn>
    </mml:mrow>
  </mml:msub>
  <mml:mo>⋅</mml:mo>
  <mml:msub>
    <mml:mrow>
      <mml:mi>P</mml:mi>
    </mml:mrow>
    <mml:mrow>
      <mml:mn>2</mml:mn>
    </mml:mrow>
  </mml:msub>
  <mml:mo>∀</mml:mo>
  <mml:msub>
    <mml:mrow>
      <mml:mi>a</mml:mi>
    </mml:mrow>
    <mml:mrow>
      <mml:mi>i</mml:mi>
    </mml:mrow>
  </mml:msub>
  <mml:mo>⩾</mml:mo>
  <mml:mn>0</mml:mn>
  <mml:mo>∧</mml:mo>
  <mml:mo>∑</mml:mo>
  <mml:msub>
    <mml:mrow>
      <mml:mi>a</mml:mi>
    </mml:mrow>
    <mml:mrow>
      <mml:mi>i</mml:mi>
    </mml:mrow>
  </mml:msub>
  <mml:mo>=</mml:mo>
  <mml:mn>1</mml:mn>
</mml:math>
</file>

<file path=Object 7/content.xml><?xml version="1.0" encoding="utf-8"?>
<mml:math xmlns:mml="http://www.w3.org/1998/Math/MathML" xmlns:m="http://schemas.openxmlformats.org/officeDocument/2006/math">
  <mml:mtable>
    <mml:mtr>
      <mml:mtd>
        <mml:mrow>
          <mml:maligngroup/>
          <mml:mo>∑</mml:mo>
          <mml:msub>
            <mml:mrow>
              <mml:mi>a</mml:mi>
            </mml:mrow>
            <mml:mrow>
              <mml:mi>i</mml:mi>
            </mml:mrow>
          </mml:msub>
          <mml:mo>=</mml:mo>
          <mml:msub>
            <mml:mrow>
              <mml:mi>a</mml:mi>
            </mml:mrow>
            <mml:mrow>
              <mml:mn>0</mml:mn>
            </mml:mrow>
          </mml:msub>
          <mml:mo>+</mml:mo>
          <mml:msub>
            <mml:mrow>
              <mml:mi>a</mml:mi>
            </mml:mrow>
            <mml:mrow>
              <mml:mn>1</mml:mn>
            </mml:mrow>
          </mml:msub>
          <mml:mo>+</mml:mo>
          <mml:msub>
            <mml:mrow>
              <mml:mi>a</mml:mi>
            </mml:mrow>
            <mml:mrow>
              <mml:mn>2</mml:mn>
            </mml:mrow>
          </mml:msub>
          <mml:mo>=</mml:mo>
          <mml:mn>1</mml:mn>
        </mml:mrow>
      </mml:mtd>
    </mml:mtr>
    <mml:mtr>
      <mml:mtd>
        <mml:mrow>
          <mml:maligngroup/>
          <mml:mo>⇒</mml:mo>
          <mml:msub>
            <mml:mrow>
              <mml:mi>a</mml:mi>
            </mml:mrow>
            <mml:mrow>
              <mml:mn>2</mml:mn>
            </mml:mrow>
          </mml:msub>
          <mml:mo>=</mml:mo>
          <mml:mn>1</mml:mn>
          <mml:mo>-</mml:mo>
          <mml:msub>
            <mml:mrow>
              <mml:mi>a</mml:mi>
            </mml:mrow>
            <mml:mrow>
              <mml:mn>0</mml:mn>
            </mml:mrow>
          </mml:msub>
          <mml:mo>-</mml:mo>
          <mml:msub>
            <mml:mrow>
              <mml:mi>a</mml:mi>
            </mml:mrow>
            <mml:mrow>
              <mml:mn>1</mml:mn>
            </mml:mrow>
          </mml:msub>
        </mml:mrow>
      </mml:mtd>
    </mml:mtr>
    <mml:mtr>
      <mml:mtd>
        <mml:mrow>
          <mml:maligngroup/>
          <mml:mo>⇒</mml:mo>
          <mml:mi>X</mml:mi>
          <mml:mo>=</mml:mo>
          <mml:msub>
            <mml:mrow>
              <mml:mi>a</mml:mi>
            </mml:mrow>
            <mml:mrow>
              <mml:mn>0</mml:mn>
            </mml:mrow>
          </mml:msub>
          <mml:mo>⋅</mml:mo>
          <mml:msub>
            <mml:mrow>
              <mml:mi>P</mml:mi>
            </mml:mrow>
            <mml:mrow>
              <mml:mn>0</mml:mn>
            </mml:mrow>
          </mml:msub>
          <mml:mo>+</mml:mo>
          <mml:msub>
            <mml:mrow>
              <mml:mi>a</mml:mi>
            </mml:mrow>
            <mml:mrow>
              <mml:mn>1</mml:mn>
            </mml:mrow>
          </mml:msub>
          <mml:mo>⋅</mml:mo>
          <mml:msub>
            <mml:mrow>
              <mml:mi>P</mml:mi>
            </mml:mrow>
            <mml:mrow>
              <mml:mn>1</mml:mn>
            </mml:mrow>
          </mml:msub>
          <mml:mo>+</mml:mo>
          <mml:mo>(</mml:mo>
          <mml:mn>1</mml:mn>
          <mml:mo>-</mml:mo>
          <mml:msub>
            <mml:mrow>
              <mml:mi>a</mml:mi>
            </mml:mrow>
            <mml:mrow>
              <mml:mn>0</mml:mn>
            </mml:mrow>
          </mml:msub>
          <mml:mo>-</mml:mo>
          <mml:msub>
            <mml:mrow>
              <mml:mi>a</mml:mi>
            </mml:mrow>
            <mml:mrow>
              <mml:mn>1</mml:mn>
            </mml:mrow>
          </mml:msub>
          <mml:mo>)</mml:mo>
          <mml:mo>⋅</mml:mo>
          <mml:msub>
            <mml:mrow>
              <mml:mi>P</mml:mi>
            </mml:mrow>
            <mml:mrow>
              <mml:mn>2</mml:mn>
            </mml:mrow>
          </mml:msub>
          <mml:mo>∀</mml:mo>
          <mml:msub>
            <mml:mrow>
              <mml:mi>a</mml:mi>
            </mml:mrow>
            <mml:mrow>
              <mml:mi>i</mml:mi>
            </mml:mrow>
          </mml:msub>
          <mml:mo>⩾</mml:mo>
          <mml:mn>0</mml:mn>
        </mml:mrow>
      </mml:mtd>
    </mml:mtr>
    <mml:mtr>
      <mml:mtd>
        <mml:mrow>
          <mml:maligngroup/>
        </mml:mrow>
      </mml:mtd>
    </mml:mtr>
  </mml:mtable>
</mml:math>
</file>

<file path=Object 8/content.xml><?xml version="1.0" encoding="utf-8"?>
<mml:math xmlns:mml="http://www.w3.org/1998/Math/MathML" xmlns:m="http://schemas.openxmlformats.org/officeDocument/2006/math">
  <mml:mi>B</mml:mi>
  <mml:mo>+</mml:mo>
  <mml:mi>l</mml:mi>
  <mml:mo>⋅</mml:mo>
  <mml:mo>(</mml:mo>
  <mml:mi>S</mml:mi>
  <mml:mo>+</mml:mo>
  <mml:mi>d</mml:mi>
  <mml:mi>x</mml:mi>
  <mml:mo>⋅</mml:mo>
  <mml:mo>(</mml:mo>
  <mml:mi>x</mml:mi>
  <mml:mo>-</mml:mo>
  <mml:mfrac>
    <mml:mrow>
      <mml:mi>n</mml:mi>
      <mml:mi>x</mml:mi>
    </mml:mrow>
    <mml:mrow>
      <mml:mn>2</mml:mn>
    </mml:mrow>
  </mml:mfrac>
  <mml:mo>+</mml:mo>
  <mml:mn>0.5</mml:mn>
  <mml:mo>)</mml:mo>
  <mml:mo>+</mml:mo>
  <mml:mi>d</mml:mi>
  <mml:mi>y</mml:mi>
  <mml:mo>⋅</mml:mo>
  <mml:mo>(</mml:mo>
  <mml:mi>y</mml:mi>
  <mml:mo>-</mml:mo>
  <mml:mfrac>
    <mml:mrow>
      <mml:mi>n</mml:mi>
      <mml:mi>y</mml:mi>
    </mml:mrow>
    <mml:mrow>
      <mml:mn>2</mml:mn>
    </mml:mrow>
  </mml:mfrac>
  <mml:mo>+</mml:mo>
  <mml:mn>0.5</mml:mn>
  <mml:mo>)</mml:mo>
  <mml:mo>)</mml:mo>
  <mml:mo>=</mml:mo>
  <mml:msub>
    <mml:mrow>
      <mml:mi>a</mml:mi>
    </mml:mrow>
    <mml:mrow>
      <mml:mn>0</mml:mn>
    </mml:mrow>
  </mml:msub>
  <mml:mo>⋅</mml:mo>
  <mml:msub>
    <mml:mrow>
      <mml:mi>P</mml:mi>
    </mml:mrow>
    <mml:mrow>
      <mml:mn>0</mml:mn>
    </mml:mrow>
  </mml:msub>
  <mml:mo>+</mml:mo>
  <mml:msub>
    <mml:mrow>
      <mml:mi>a</mml:mi>
    </mml:mrow>
    <mml:mrow>
      <mml:mn>1</mml:mn>
    </mml:mrow>
  </mml:msub>
  <mml:mi>*</mml:mi>
  <mml:msub>
    <mml:mrow>
      <mml:mi>P</mml:mi>
    </mml:mrow>
    <mml:mrow>
      <mml:mn>1</mml:mn>
    </mml:mrow>
  </mml:msub>
  <mml:mo>+</mml:mo>
  <mml:mo>(</mml:mo>
  <mml:mn>1</mml:mn>
  <mml:mo>-</mml:mo>
  <mml:msub>
    <mml:mrow>
      <mml:mi>a</mml:mi>
    </mml:mrow>
    <mml:mrow>
      <mml:mn>0</mml:mn>
    </mml:mrow>
  </mml:msub>
  <mml:mo>-</mml:mo>
  <mml:msub>
    <mml:mrow>
      <mml:mi>a</mml:mi>
    </mml:mrow>
    <mml:mrow>
      <mml:mn>1</mml:mn>
    </mml:mrow>
  </mml:msub>
  <mml:mo>)</mml:mo>
  <mml:mo>⋅</mml:mo>
  <mml:msub>
    <mml:mrow>
      <mml:mi>P</mml:mi>
    </mml:mrow>
    <mml:mrow>
      <mml:mn>2</mml:mn>
    </mml:mrow>
  </mml:msub>
  <mml:mo>∀</mml:mo>
  <mml:mi>l</mml:mi>
  <mml:mo>⩾</mml:mo>
  <mml:mn>0</mml:mn>
  <mml:mi>u</mml:mi>
  <mml:mi>n</mml:mi>
  <mml:mi>d</mml:mi>
  <mml:msub>
    <mml:mrow>
      <mml:mi>a</mml:mi>
    </mml:mrow>
    <mml:mrow>
      <mml:mi>i</mml:mi>
    </mml:mrow>
  </mml:msub>
  <mml:mo>⩾</mml:mo>
  <mml:mn>0</mml:mn>
</mml:math>
</file>

<file path=Object 9/content.xml><?xml version="1.0" encoding="utf-8"?>
<mml:math xmlns:mml="http://www.w3.org/1998/Math/MathML" xmlns:m="http://schemas.openxmlformats.org/officeDocument/2006/math">
  <mml:mi>A</mml:mi>
  <mml:mo>⋅</mml:mo>
  <mml:mi>x</mml:mi>
  <mml:mo>=</mml:mo>
  <mml:mi>b</mml:mi>
</mml:math>
</file>